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  <table:table-cell table:style-name="ce1" office:value-type="string" calcext:value-type="string">
            <text:p>COM OFF</text:p>
          </table:table-cell>
        </table:table-row>
        <table:table-row table:style-name="ro1">
          <table:table-cell table:style-name="ce2" office:value-type="string" calcext:value-type="string">
            <text:p>Exec 1</text:p>
          </table:table-cell>
          <table:table-cell office:value-type="float" office:value="11.263866" calcext:value-type="float">
            <text:p>11,263866</text:p>
          </table:table-cell>
          <table:table-cell office:value-type="float" office:value="10.614857" calcext:value-type="float">
            <text:p>10,614857</text:p>
          </table:table-cell>
          <table:table-cell office:value-type="float" office:value="16.261855" calcext:value-type="float">
            <text:p>16,261855</text:p>
          </table:table-cell>
          <table:table-cell office:value-type="float" office:value="16.810752" calcext:value-type="float">
            <text:p>16,810752</text:p>
          </table:table-cell>
          <table:table-cell office:value-type="float" office:value="18.481817" calcext:value-type="float">
            <text:p>18,481817</text:p>
          </table:table-cell>
          <table:table-cell/>
        </table:table-row>
        <table:table-row table:style-name="ro1">
          <table:table-cell table:style-name="ce2" office:value-type="string" calcext:value-type="string">
            <text:p>Exec 2</text:p>
          </table:table-cell>
          <table:table-cell office:value-type="float" office:value="9.948236" calcext:value-type="float">
            <text:p>9,948236</text:p>
          </table:table-cell>
          <table:table-cell office:value-type="float" office:value="10.88935" calcext:value-type="float">
            <text:p>10,88935</text:p>
          </table:table-cell>
          <table:table-cell office:value-type="float" office:value="16.99647" calcext:value-type="float">
            <text:p>16,99647</text:p>
          </table:table-cell>
          <table:table-cell office:value-type="float" office:value="16.442705" calcext:value-type="float">
            <text:p>16,442705</text:p>
          </table:table-cell>
          <table:table-cell office:value-type="float" office:value="18.821584" calcext:value-type="float">
            <text:p>18,821584</text:p>
          </table:table-cell>
          <table:table-cell/>
        </table:table-row>
        <table:table-row table:style-name="ro1">
          <table:table-cell table:style-name="ce2" office:value-type="string" calcext:value-type="string">
            <text:p>Exec 3</text:p>
          </table:table-cell>
          <table:table-cell office:value-type="float" office:value="10.540283" calcext:value-type="float">
            <text:p>10,540283</text:p>
          </table:table-cell>
          <table:table-cell office:value-type="float" office:value="10.979202" calcext:value-type="float">
            <text:p>10,979202</text:p>
          </table:table-cell>
          <table:table-cell office:value-type="float" office:value="16.389691" calcext:value-type="float">
            <text:p>16,389691</text:p>
          </table:table-cell>
          <table:table-cell office:value-type="float" office:value="18.198021" calcext:value-type="float">
            <text:p>18,198021</text:p>
          </table:table-cell>
          <table:table-cell office:value-type="float" office:value="19.120578" calcext:value-type="float">
            <text:p>19,12057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</text:p>
          </table:table-cell>
          <table:table-cell office:value-type="float" office:value="13.232986" calcext:value-type="float">
            <text:p>13,232986</text:p>
          </table:table-cell>
          <table:table-cell office:value-type="float" office:value="9.759217" calcext:value-type="float">
            <text:p>9,759217</text:p>
          </table:table-cell>
          <table:table-cell office:value-type="float" office:value="16.786118" calcext:value-type="float">
            <text:p>16,786118</text:p>
          </table:table-cell>
          <table:table-cell office:value-type="float" office:value="16.09772" calcext:value-type="float">
            <text:p>16,09772</text:p>
          </table:table-cell>
          <table:table-cell office:value-type="float" office:value="18.825619" calcext:value-type="float">
            <text:p>18,82561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</text:p>
          </table:table-cell>
          <table:table-cell office:value-type="float" office:value="14.555142" calcext:value-type="float">
            <text:p>14,555142</text:p>
          </table:table-cell>
          <table:table-cell office:value-type="float" office:value="10.235735" calcext:value-type="float">
            <text:p>10,235735</text:p>
          </table:table-cell>
          <table:table-cell office:value-type="float" office:value="18.650087" calcext:value-type="float">
            <text:p>18,650087</text:p>
          </table:table-cell>
          <table:table-cell office:value-type="float" office:value="17.728464" calcext:value-type="float">
            <text:p>17,728464</text:p>
          </table:table-cell>
          <table:table-cell office:value-type="float" office:value="18.595603" calcext:value-type="float">
            <text:p>18,595603</text:p>
          </table:table-cell>
          <table:table-cell/>
        </table:table-row>
        <table:table-row table:style-name="ro1">
          <table:table-cell table:style-name="ce2" office:value-type="string" calcext:value-type="string">
            <text:p>Exec 6</text:p>
          </table:table-cell>
          <table:table-cell office:value-type="float" office:value="14.924507" calcext:value-type="float">
            <text:p>14,924507</text:p>
          </table:table-cell>
          <table:table-cell office:value-type="float" office:value="10.224738" calcext:value-type="float">
            <text:p>10,224738</text:p>
          </table:table-cell>
          <table:table-cell office:value-type="float" office:value="16.283931" calcext:value-type="float">
            <text:p>16,283931</text:p>
          </table:table-cell>
          <table:table-cell office:value-type="float" office:value="18.415884" calcext:value-type="float">
            <text:p>18,415884</text:p>
          </table:table-cell>
          <table:table-cell office:value-type="float" office:value="19.056188" calcext:value-type="float">
            <text:p>19,056188</text:p>
          </table:table-cell>
          <table:table-cell/>
        </table:table-row>
        <table:table-row table:style-name="ro1">
          <table:table-cell table:style-name="ce2" office:value-type="string" calcext:value-type="string">
            <text:p>Exec 7</text:p>
          </table:table-cell>
          <table:table-cell office:value-type="float" office:value="10.306961" calcext:value-type="float">
            <text:p>10,306961</text:p>
          </table:table-cell>
          <table:table-cell office:value-type="float" office:value="11.036551" calcext:value-type="float">
            <text:p>11,036551</text:p>
          </table:table-cell>
          <table:table-cell office:value-type="float" office:value="17.509032" calcext:value-type="float">
            <text:p>17,509032</text:p>
          </table:table-cell>
          <table:table-cell office:value-type="float" office:value="16.996224" calcext:value-type="float">
            <text:p>16,996224</text:p>
          </table:table-cell>
          <table:table-cell office:value-type="float" office:value="19.037919" calcext:value-type="float">
            <text:p>19,037919</text:p>
          </table:table-cell>
          <table:table-cell/>
        </table:table-row>
        <table:table-row table:style-name="ro1">
          <table:table-cell table:style-name="ce2" office:value-type="string" calcext:value-type="string">
            <text:p>Exec 8</text:p>
          </table:table-cell>
          <table:table-cell office:value-type="float" office:value="13.136842" calcext:value-type="float">
            <text:p>13,136842</text:p>
          </table:table-cell>
          <table:table-cell office:value-type="float" office:value="10.943405" calcext:value-type="float">
            <text:p>10,943405</text:p>
          </table:table-cell>
          <table:table-cell office:value-type="float" office:value="17.672273" calcext:value-type="float">
            <text:p>17,672273</text:p>
          </table:table-cell>
          <table:table-cell office:value-type="float" office:value="17.68097" calcext:value-type="float">
            <text:p>17,68097</text:p>
          </table:table-cell>
          <table:table-cell office:value-type="float" office:value="18.085275" calcext:value-type="float">
            <text:p>18,085275</text:p>
          </table:table-cell>
          <table:table-cell/>
        </table:table-row>
        <table:table-row table:style-name="ro1">
          <table:table-cell table:style-name="ce2" office:value-type="string" calcext:value-type="string">
            <text:p>Exec 9</text:p>
          </table:table-cell>
          <table:table-cell office:value-type="float" office:value="11.173007" calcext:value-type="float">
            <text:p>11,173007</text:p>
          </table:table-cell>
          <table:table-cell office:value-type="float" office:value="10.712305" calcext:value-type="float">
            <text:p>10,712305</text:p>
          </table:table-cell>
          <table:table-cell office:value-type="float" office:value="18.802196" calcext:value-type="float">
            <text:p>18,802196</text:p>
          </table:table-cell>
          <table:table-cell office:value-type="float" office:value="16.192797" calcext:value-type="float">
            <text:p>16,192797</text:p>
          </table:table-cell>
          <table:table-cell office:value-type="float" office:value="18.653552" calcext:value-type="float">
            <text:p>18,653552</text:p>
          </table:table-cell>
          <table:table-cell/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office:value-type="float" office:value="12.263499" calcext:value-type="float">
            <text:p>12,263499</text:p>
          </table:table-cell>
          <table:table-cell office:value-type="float" office:value="9.531455" calcext:value-type="float">
            <text:p>9,531455</text:p>
          </table:table-cell>
          <table:table-cell office:value-type="float" office:value="17.541333" calcext:value-type="float">
            <text:p>17,541333</text:p>
          </table:table-cell>
          <table:table-cell office:value-type="float" office:value="18.119778" calcext:value-type="float">
            <text:p>18,119778</text:p>
          </table:table-cell>
          <table:table-cell office:value-type="float" office:value="18.283837" calcext:value-type="float">
            <text:p>18,283837</text:p>
          </table:table-cell>
          <table:table-cell/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office:value-type="float" office:value="14.107921" calcext:value-type="float">
            <text:p>14,107921</text:p>
          </table:table-cell>
          <table:table-cell office:value-type="float" office:value="9.343894" calcext:value-type="float">
            <text:p>9,343894</text:p>
          </table:table-cell>
          <table:table-cell office:value-type="float" office:value="16.509494" calcext:value-type="float">
            <text:p>16,509494</text:p>
          </table:table-cell>
          <table:table-cell office:value-type="float" office:value="17.507129" calcext:value-type="float">
            <text:p>17,507129</text:p>
          </table:table-cell>
          <table:table-cell office:value-type="float" office:value="18.580354" calcext:value-type="float">
            <text:p>18,580354</text:p>
          </table:table-cell>
          <table:table-cell/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office:value-type="float" office:value="14.66379" calcext:value-type="float">
            <text:p>14,66379</text:p>
          </table:table-cell>
          <table:table-cell office:value-type="float" office:value="9.906214" calcext:value-type="float">
            <text:p>9,906214</text:p>
          </table:table-cell>
          <table:table-cell office:value-type="float" office:value="16.710078" calcext:value-type="float">
            <text:p>16,710078</text:p>
          </table:table-cell>
          <table:table-cell office:value-type="float" office:value="17.922436" calcext:value-type="float">
            <text:p>17,922436</text:p>
          </table:table-cell>
          <table:table-cell office:value-type="float" office:value="17.207346" calcext:value-type="float">
            <text:p>17,207346</text:p>
          </table:table-cell>
          <table:table-cell/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office:value-type="float" office:value="15.433169" calcext:value-type="float">
            <text:p>15,433169</text:p>
          </table:table-cell>
          <table:table-cell office:value-type="float" office:value="10.611394" calcext:value-type="float">
            <text:p>10,611394</text:p>
          </table:table-cell>
          <table:table-cell office:value-type="float" office:value="16.67335" calcext:value-type="float">
            <text:p>16,67335</text:p>
          </table:table-cell>
          <table:table-cell office:value-type="float" office:value="16.916224" calcext:value-type="float">
            <text:p>16,916224</text:p>
          </table:table-cell>
          <table:table-cell office:value-type="float" office:value="17.902297" calcext:value-type="float">
            <text:p>17,902297</text:p>
          </table:table-cell>
          <table:table-cell/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office:value-type="float" office:value="13.241011" calcext:value-type="float">
            <text:p>13,241011</text:p>
          </table:table-cell>
          <table:table-cell office:value-type="float" office:value="10.797629" calcext:value-type="float">
            <text:p>10,797629</text:p>
          </table:table-cell>
          <table:table-cell office:value-type="float" office:value="18.329419" calcext:value-type="float">
            <text:p>18,329419</text:p>
          </table:table-cell>
          <table:table-cell office:value-type="float" office:value="16.127806" calcext:value-type="float">
            <text:p>16,127806</text:p>
          </table:table-cell>
          <table:table-cell office:value-type="float" office:value="18.855649" calcext:value-type="float">
            <text:p>18,855649</text:p>
          </table:table-cell>
          <table:table-cell/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office:value-type="float" office:value="11.81853" calcext:value-type="float">
            <text:p>11,81853</text:p>
          </table:table-cell>
          <table:table-cell office:value-type="float" office:value="9.191368" calcext:value-type="float">
            <text:p>9,191368</text:p>
          </table:table-cell>
          <table:table-cell office:value-type="float" office:value="17.757271" calcext:value-type="float">
            <text:p>17,757271</text:p>
          </table:table-cell>
          <table:table-cell office:value-type="float" office:value="16.769255" calcext:value-type="float">
            <text:p>16,769255</text:p>
          </table:table-cell>
          <table:table-cell office:value-type="float" office:value="17.880821" calcext:value-type="float">
            <text:p>17,880821</text:p>
          </table:table-cell>
          <table:table-cell/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office:value-type="float" office:value="12.934683" calcext:value-type="float">
            <text:p>12,934683</text:p>
          </table:table-cell>
          <table:table-cell office:value-type="float" office:value="10.325329" calcext:value-type="float">
            <text:p>10,325329</text:p>
          </table:table-cell>
          <table:table-cell office:value-type="float" office:value="19.154374" calcext:value-type="float">
            <text:p>19,154374</text:p>
          </table:table-cell>
          <table:table-cell office:value-type="float" office:value="18.456334" calcext:value-type="float">
            <text:p>18,456334</text:p>
          </table:table-cell>
          <table:table-cell office:value-type="float" office:value="18.154472" calcext:value-type="float">
            <text:p>18,154472</text:p>
          </table:table-cell>
          <table:table-cell/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office:value-type="float" office:value="15.116602" calcext:value-type="float">
            <text:p>15,116602</text:p>
          </table:table-cell>
          <table:table-cell office:value-type="float" office:value="9.700573" calcext:value-type="float">
            <text:p>9,700573</text:p>
          </table:table-cell>
          <table:table-cell office:value-type="float" office:value="18.911756" calcext:value-type="float">
            <text:p>18,911756</text:p>
          </table:table-cell>
          <table:table-cell office:value-type="float" office:value="16.175707" calcext:value-type="float">
            <text:p>16,175707</text:p>
          </table:table-cell>
          <table:table-cell office:value-type="float" office:value="18.248026" calcext:value-type="float">
            <text:p>18,248026</text:p>
          </table:table-cell>
          <table:table-cell/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office:value-type="float" office:value="14.352327" calcext:value-type="float">
            <text:p>14,352327</text:p>
          </table:table-cell>
          <table:table-cell office:value-type="float" office:value="9.583233" calcext:value-type="float">
            <text:p>9,583233</text:p>
          </table:table-cell>
          <table:table-cell office:value-type="float" office:value="18.824025" calcext:value-type="float">
            <text:p>18,824025</text:p>
          </table:table-cell>
          <table:table-cell office:value-type="float" office:value="18.350724" calcext:value-type="float">
            <text:p>18,350724</text:p>
          </table:table-cell>
          <table:table-cell office:value-type="float" office:value="19.151543" calcext:value-type="float">
            <text:p>19,151543</text:p>
          </table:table-cell>
          <table:table-cell/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office:value-type="float" office:value="14.992582" calcext:value-type="float">
            <text:p>14,992582</text:p>
          </table:table-cell>
          <table:table-cell office:value-type="float" office:value="10.994386" calcext:value-type="float">
            <text:p>10,994386</text:p>
          </table:table-cell>
          <table:table-cell office:value-type="float" office:value="16.687652" calcext:value-type="float">
            <text:p>16,687652</text:p>
          </table:table-cell>
          <table:table-cell office:value-type="float" office:value="16.941174" calcext:value-type="float">
            <text:p>16,941174</text:p>
          </table:table-cell>
          <table:table-cell office:value-type="float" office:value="17.939889" calcext:value-type="float">
            <text:p>17,9398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office:value-type="float" office:value="12.612132" calcext:value-type="float">
            <text:p>12,612132</text:p>
          </table:table-cell>
          <table:table-cell office:value-type="float" office:value="10.596666" calcext:value-type="float">
            <text:p>10,596666</text:p>
          </table:table-cell>
          <table:table-cell office:value-type="float" office:value="17.156018" calcext:value-type="float">
            <text:p>17,156018</text:p>
          </table:table-cell>
          <table:table-cell office:value-type="float" office:value="18.098394" calcext:value-type="float">
            <text:p>18,098394</text:p>
          </table:table-cell>
          <table:table-cell office:value-type="float" office:value="18.074477" calcext:value-type="float">
            <text:p>18,074477</text:p>
          </table:table-cell>
          <table:table-cell/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office:value-type="float" office:value="15.278083" calcext:value-type="float">
            <text:p>15,278083</text:p>
          </table:table-cell>
          <table:table-cell office:value-type="float" office:value="10.148792" calcext:value-type="float">
            <text:p>10,148792</text:p>
          </table:table-cell>
          <table:table-cell office:value-type="float" office:value="18.245965" calcext:value-type="float">
            <text:p>18,245965</text:p>
          </table:table-cell>
          <table:table-cell office:value-type="float" office:value="18.229253" calcext:value-type="float">
            <text:p>18,229253</text:p>
          </table:table-cell>
          <table:table-cell office:value-type="float" office:value="19.198261" calcext:value-type="float">
            <text:p>19,198261</text:p>
          </table:table-cell>
          <table:table-cell/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office:value-type="float" office:value="14.136729" calcext:value-type="float">
            <text:p>14,136729</text:p>
          </table:table-cell>
          <table:table-cell office:value-type="float" office:value="10.909658" calcext:value-type="float">
            <text:p>10,909658</text:p>
          </table:table-cell>
          <table:table-cell office:value-type="float" office:value="19.121967" calcext:value-type="float">
            <text:p>19,121967</text:p>
          </table:table-cell>
          <table:table-cell office:value-type="float" office:value="17.283578" calcext:value-type="float">
            <text:p>17,283578</text:p>
          </table:table-cell>
          <table:table-cell office:value-type="float" office:value="18.709535" calcext:value-type="float">
            <text:p>18,709535</text:p>
          </table:table-cell>
          <table:table-cell/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office:value-type="float" office:value="14.991146" calcext:value-type="float">
            <text:p>14,991146</text:p>
          </table:table-cell>
          <table:table-cell office:value-type="float" office:value="10.503134" calcext:value-type="float">
            <text:p>10,503134</text:p>
          </table:table-cell>
          <table:table-cell office:value-type="float" office:value="17.325982" calcext:value-type="float">
            <text:p>17,325982</text:p>
          </table:table-cell>
          <table:table-cell office:value-type="float" office:value="17.773464" calcext:value-type="float">
            <text:p>17,773464</text:p>
          </table:table-cell>
          <table:table-cell office:value-type="float" office:value="17.289864" calcext:value-type="float">
            <text:p>17,289864</text:p>
          </table:table-cell>
          <table:table-cell/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office:value-type="float" office:value="13.821278" calcext:value-type="float">
            <text:p>13,821278</text:p>
          </table:table-cell>
          <table:table-cell office:value-type="float" office:value="10.587016" calcext:value-type="float">
            <text:p>10,587016</text:p>
          </table:table-cell>
          <table:table-cell office:value-type="float" office:value="19.214971" calcext:value-type="float">
            <text:p>19,214971</text:p>
          </table:table-cell>
          <table:table-cell office:value-type="float" office:value="16.833427" calcext:value-type="float">
            <text:p>16,833427</text:p>
          </table:table-cell>
          <table:table-cell office:value-type="float" office:value="17.888088" calcext:value-type="float">
            <text:p>17,888088</text:p>
          </table:table-cell>
          <table:table-cell/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office:value-type="float" office:value="9.697532" calcext:value-type="float">
            <text:p>9,697532</text:p>
          </table:table-cell>
          <table:table-cell office:value-type="float" office:value="9.180209" calcext:value-type="float">
            <text:p>9,180209</text:p>
          </table:table-cell>
          <table:table-cell office:value-type="float" office:value="16.812737" calcext:value-type="float">
            <text:p>16,812737</text:p>
          </table:table-cell>
          <table:table-cell office:value-type="float" office:value="16.602319" calcext:value-type="float">
            <text:p>16,602319</text:p>
          </table:table-cell>
          <table:table-cell office:value-type="float" office:value="17.289006" calcext:value-type="float">
            <text:p>17,289006</text:p>
          </table:table-cell>
          <table:table-cell/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office:value-type="float" office:value="13.804558" calcext:value-type="float">
            <text:p>13,804558</text:p>
          </table:table-cell>
          <table:table-cell office:value-type="float" office:value="10.748801" calcext:value-type="float">
            <text:p>10,748801</text:p>
          </table:table-cell>
          <table:table-cell office:value-type="float" office:value="17.149691" calcext:value-type="float">
            <text:p>17,149691</text:p>
          </table:table-cell>
          <table:table-cell office:value-type="float" office:value="17.467684" calcext:value-type="float">
            <text:p>17,467684</text:p>
          </table:table-cell>
          <table:table-cell office:value-type="float" office:value="17.463904" calcext:value-type="float">
            <text:p>17,463904</text:p>
          </table:table-cell>
          <table:table-cell/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office:value-type="float" office:value="15.442007" calcext:value-type="float">
            <text:p>15,442007</text:p>
          </table:table-cell>
          <table:table-cell office:value-type="float" office:value="9.441993" calcext:value-type="float">
            <text:p>9,441993</text:p>
          </table:table-cell>
          <table:table-cell office:value-type="float" office:value="16.726048" calcext:value-type="float">
            <text:p>16,726048</text:p>
          </table:table-cell>
          <table:table-cell office:value-type="float" office:value="17.968322" calcext:value-type="float">
            <text:p>17,968322</text:p>
          </table:table-cell>
          <table:table-cell office:value-type="float" office:value="17.824254" calcext:value-type="float">
            <text:p>17,824254</text:p>
          </table:table-cell>
          <table:table-cell/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office:value-type="float" office:value="11.714571" calcext:value-type="float">
            <text:p>11,714571</text:p>
          </table:table-cell>
          <table:table-cell office:value-type="float" office:value="10.917382" calcext:value-type="float">
            <text:p>10,917382</text:p>
          </table:table-cell>
          <table:table-cell office:value-type="float" office:value="16.278139" calcext:value-type="float">
            <text:p>16,278139</text:p>
          </table:table-cell>
          <table:table-cell office:value-type="float" office:value="17.657815" calcext:value-type="float">
            <text:p>17,657815</text:p>
          </table:table-cell>
          <table:table-cell office:value-type="float" office:value="17.912105" calcext:value-type="float">
            <text:p>17,912105</text:p>
          </table:table-cell>
          <table:table-cell/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office:value-type="float" office:value="13.436171" calcext:value-type="float">
            <text:p>13,436171</text:p>
          </table:table-cell>
          <table:table-cell office:value-type="float" office:value="9.619438" calcext:value-type="float">
            <text:p>9,619438</text:p>
          </table:table-cell>
          <table:table-cell office:value-type="float" office:value="17.410867" calcext:value-type="float">
            <text:p>17,410867</text:p>
          </table:table-cell>
          <table:table-cell office:value-type="float" office:value="17.673593" calcext:value-type="float">
            <text:p>17,673593</text:p>
          </table:table-cell>
          <table:table-cell office:value-type="float" office:value="17.365948" calcext:value-type="float">
            <text:p>17,365948</text:p>
          </table:table-cell>
          <table:table-cell/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office:value-type="float" office:value="12.155763" calcext:value-type="float">
            <text:p>12,155763</text:p>
          </table:table-cell>
          <table:table-cell office:value-type="float" office:value="9.214701" calcext:value-type="float">
            <text:p>9,214701</text:p>
          </table:table-cell>
          <table:table-cell office:value-type="float" office:value="18.11129" calcext:value-type="float">
            <text:p>18,11129</text:p>
          </table:table-cell>
          <table:table-cell office:value-type="float" office:value="18.451042" calcext:value-type="float">
            <text:p>18,451042</text:p>
          </table:table-cell>
          <table:table-cell office:value-type="float" office:value="19.040144" calcext:value-type="float">
            <text:p>19,0401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office:value-type="float" office:value="9.600719" calcext:value-type="float">
            <text:p>9,600719</text:p>
          </table:table-cell>
          <table:table-cell office:value-type="float" office:value="10.388357" calcext:value-type="float">
            <text:p>10,388357</text:p>
          </table:table-cell>
          <table:table-cell office:value-type="float" office:value="18.024594" calcext:value-type="float">
            <text:p>18,024594</text:p>
          </table:table-cell>
          <table:table-cell office:value-type="float" office:value="17.180758" calcext:value-type="float">
            <text:p>17,180758</text:p>
          </table:table-cell>
          <table:table-cell office:value-type="float" office:value="18.29204" calcext:value-type="float">
            <text:p>18,29204</text:p>
          </table:table-cell>
          <table:table-cell/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office:value-type="float" office:value="15.540748" calcext:value-type="float">
            <text:p>15,540748</text:p>
          </table:table-cell>
          <table:table-cell office:value-type="float" office:value="10.799522" calcext:value-type="float">
            <text:p>10,799522</text:p>
          </table:table-cell>
          <table:table-cell office:value-type="float" office:value="18.593747" calcext:value-type="float">
            <text:p>18,593747</text:p>
          </table:table-cell>
          <table:table-cell office:value-type="float" office:value="16.039345" calcext:value-type="float">
            <text:p>16,039345</text:p>
          </table:table-cell>
          <table:table-cell office:value-type="float" office:value="17.981692" calcext:value-type="float">
            <text:p>17,9816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office:value-type="float" office:value="10.621844" calcext:value-type="float">
            <text:p>10,621844</text:p>
          </table:table-cell>
          <table:table-cell office:value-type="float" office:value="9.474137" calcext:value-type="float">
            <text:p>9,474137</text:p>
          </table:table-cell>
          <table:table-cell office:value-type="float" office:value="18.504445" calcext:value-type="float">
            <text:p>18,504445</text:p>
          </table:table-cell>
          <table:table-cell office:value-type="float" office:value="18.246034" calcext:value-type="float">
            <text:p>18,246034</text:p>
          </table:table-cell>
          <table:table-cell office:value-type="float" office:value="17.220896" calcext:value-type="float">
            <text:p>17,220896</text:p>
          </table:table-cell>
          <table:table-cell/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office:value-type="float" office:value="15.083851" calcext:value-type="float">
            <text:p>15,083851</text:p>
          </table:table-cell>
          <table:table-cell office:value-type="float" office:value="11.076477" calcext:value-type="float">
            <text:p>11,076477</text:p>
          </table:table-cell>
          <table:table-cell office:value-type="float" office:value="16.435953" calcext:value-type="float">
            <text:p>16,435953</text:p>
          </table:table-cell>
          <table:table-cell office:value-type="float" office:value="18.018967" calcext:value-type="float">
            <text:p>18,018967</text:p>
          </table:table-cell>
          <table:table-cell office:value-type="float" office:value="18.601389" calcext:value-type="float">
            <text:p>18,6013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office:value-type="float" office:value="14.822759" calcext:value-type="float">
            <text:p>14,822759</text:p>
          </table:table-cell>
          <table:table-cell office:value-type="float" office:value="11.215555" calcext:value-type="float">
            <text:p>11,215555</text:p>
          </table:table-cell>
          <table:table-cell office:value-type="float" office:value="17.860832" calcext:value-type="float">
            <text:p>17,860832</text:p>
          </table:table-cell>
          <table:table-cell office:value-type="float" office:value="17.859802" calcext:value-type="float">
            <text:p>17,859802</text:p>
          </table:table-cell>
          <table:table-cell office:value-type="float" office:value="17.620109" calcext:value-type="float">
            <text:p>17,6201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office:value-type="float" office:value="10.36369" calcext:value-type="float">
            <text:p>10,36369</text:p>
          </table:table-cell>
          <table:table-cell office:value-type="float" office:value="9.747037" calcext:value-type="float">
            <text:p>9,747037</text:p>
          </table:table-cell>
          <table:table-cell office:value-type="float" office:value="18.252915" calcext:value-type="float">
            <text:p>18,252915</text:p>
          </table:table-cell>
          <table:table-cell office:value-type="float" office:value="17.709297" calcext:value-type="float">
            <text:p>17,709297</text:p>
          </table:table-cell>
          <table:table-cell office:value-type="float" office:value="17.496761" calcext:value-type="float">
            <text:p>17,496761</text:p>
          </table:table-cell>
          <table:table-cell/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office:value-type="float" office:value="10.394445" calcext:value-type="float">
            <text:p>10,394445</text:p>
          </table:table-cell>
          <table:table-cell office:value-type="float" office:value="9.401525" calcext:value-type="float">
            <text:p>9,401525</text:p>
          </table:table-cell>
          <table:table-cell office:value-type="float" office:value="17.373363" calcext:value-type="float">
            <text:p>17,373363</text:p>
          </table:table-cell>
          <table:table-cell office:value-type="float" office:value="17.16774" calcext:value-type="float">
            <text:p>17,16774</text:p>
          </table:table-cell>
          <table:table-cell office:value-type="float" office:value="19.259909" calcext:value-type="float">
            <text:p>19,2599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office:value-type="float" office:value="9.773933" calcext:value-type="float">
            <text:p>9,773933</text:p>
          </table:table-cell>
          <table:table-cell office:value-type="float" office:value="10.096033" calcext:value-type="float">
            <text:p>10,096033</text:p>
          </table:table-cell>
          <table:table-cell office:value-type="float" office:value="17.963306" calcext:value-type="float">
            <text:p>17,963306</text:p>
          </table:table-cell>
          <table:table-cell office:value-type="float" office:value="16.253441" calcext:value-type="float">
            <text:p>16,253441</text:p>
          </table:table-cell>
          <table:table-cell office:value-type="float" office:value="19.175195" calcext:value-type="float">
            <text:p>19,175195</text:p>
          </table:table-cell>
          <table:table-cell/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office:value-type="float" office:value="10.397018" calcext:value-type="float">
            <text:p>10,397018</text:p>
          </table:table-cell>
          <table:table-cell office:value-type="float" office:value="10.050737" calcext:value-type="float">
            <text:p>10,050737</text:p>
          </table:table-cell>
          <table:table-cell office:value-type="float" office:value="16.262184" calcext:value-type="float">
            <text:p>16,262184</text:p>
          </table:table-cell>
          <table:table-cell office:value-type="float" office:value="17.022034" calcext:value-type="float">
            <text:p>17,022034</text:p>
          </table:table-cell>
          <table:table-cell office:value-type="float" office:value="18.929785" calcext:value-type="float">
            <text:p>18,929785</text:p>
          </table:table-cell>
          <table:table-cell/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office:value-type="float" office:value="9.824501" calcext:value-type="float">
            <text:p>9,824501</text:p>
          </table:table-cell>
          <table:table-cell office:value-type="float" office:value="10.913287" calcext:value-type="float">
            <text:p>10,913287</text:p>
          </table:table-cell>
          <table:table-cell office:value-type="float" office:value="17.548999" calcext:value-type="float">
            <text:p>17,548999</text:p>
          </table:table-cell>
          <table:table-cell office:value-type="float" office:value="17.878446" calcext:value-type="float">
            <text:p>17,878446</text:p>
          </table:table-cell>
          <table:table-cell office:value-type="float" office:value="17.192438" calcext:value-type="float">
            <text:p>17,1924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office:value-type="float" office:value="11.925765" calcext:value-type="float">
            <text:p>11,925765</text:p>
          </table:table-cell>
          <table:table-cell office:value-type="float" office:value="9.822158" calcext:value-type="float">
            <text:p>9,822158</text:p>
          </table:table-cell>
          <table:table-cell office:value-type="float" office:value="16.455786" calcext:value-type="float">
            <text:p>16,455786</text:p>
          </table:table-cell>
          <table:table-cell office:value-type="float" office:value="17.754304" calcext:value-type="float">
            <text:p>17,754304</text:p>
          </table:table-cell>
          <table:table-cell office:value-type="float" office:value="18.41885" calcext:value-type="float">
            <text:p>18,41885</text:p>
          </table:table-cell>
          <table:table-cell/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office:value-type="float" office:value="11.699806" calcext:value-type="float">
            <text:p>11,699806</text:p>
          </table:table-cell>
          <table:table-cell office:value-type="float" office:value="9.459066" calcext:value-type="float">
            <text:p>9,459066</text:p>
          </table:table-cell>
          <table:table-cell office:value-type="float" office:value="18.119443" calcext:value-type="float">
            <text:p>18,119443</text:p>
          </table:table-cell>
          <table:table-cell office:value-type="float" office:value="18.047813" calcext:value-type="float">
            <text:p>18,047813</text:p>
          </table:table-cell>
          <table:table-cell office:value-type="float" office:value="18.376879" calcext:value-type="float">
            <text:p>18,376879</text:p>
          </table:table-cell>
          <table:table-cell/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office:value-type="float" office:value="14.809162" calcext:value-type="float">
            <text:p>14,809162</text:p>
          </table:table-cell>
          <table:table-cell office:value-type="float" office:value="9.605892" calcext:value-type="float">
            <text:p>9,605892</text:p>
          </table:table-cell>
          <table:table-cell office:value-type="float" office:value="17.818032" calcext:value-type="float">
            <text:p>17,818032</text:p>
          </table:table-cell>
          <table:table-cell office:value-type="float" office:value="16.681829" calcext:value-type="float">
            <text:p>16,681829</text:p>
          </table:table-cell>
          <table:table-cell office:value-type="float" office:value="17.661896" calcext:value-type="float">
            <text:p>17,661896</text:p>
          </table:table-cell>
          <table:table-cell/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office:value-type="float" office:value="12.954601" calcext:value-type="float">
            <text:p>12,954601</text:p>
          </table:table-cell>
          <table:table-cell office:value-type="float" office:value="9.913312" calcext:value-type="float">
            <text:p>9,913312</text:p>
          </table:table-cell>
          <table:table-cell office:value-type="float" office:value="16.865197" calcext:value-type="float">
            <text:p>16,865197</text:p>
          </table:table-cell>
          <table:table-cell office:value-type="float" office:value="18.322009" calcext:value-type="float">
            <text:p>18,322009</text:p>
          </table:table-cell>
          <table:table-cell office:value-type="float" office:value="18.44027" calcext:value-type="float">
            <text:p>18,44027</text:p>
          </table:table-cell>
          <table:table-cell/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office:value-type="float" office:value="11.958204" calcext:value-type="float">
            <text:p>11,958204</text:p>
          </table:table-cell>
          <table:table-cell office:value-type="float" office:value="9.281262" calcext:value-type="float">
            <text:p>9,281262</text:p>
          </table:table-cell>
          <table:table-cell office:value-type="float" office:value="16.424402" calcext:value-type="float">
            <text:p>16,424402</text:p>
          </table:table-cell>
          <table:table-cell office:value-type="float" office:value="17.767127" calcext:value-type="float">
            <text:p>17,767127</text:p>
          </table:table-cell>
          <table:table-cell office:value-type="float" office:value="18.014408" calcext:value-type="float">
            <text:p>18,01440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office:value-type="float" office:value="14.432912" calcext:value-type="float">
            <text:p>14,432912</text:p>
          </table:table-cell>
          <table:table-cell office:value-type="float" office:value="10.23124" calcext:value-type="float">
            <text:p>10,23124</text:p>
          </table:table-cell>
          <table:table-cell office:value-type="float" office:value="17.600407" calcext:value-type="float">
            <text:p>17,600407</text:p>
          </table:table-cell>
          <table:table-cell office:value-type="float" office:value="17.962116" calcext:value-type="float">
            <text:p>17,962116</text:p>
          </table:table-cell>
          <table:table-cell office:value-type="float" office:value="17.82908" calcext:value-type="float">
            <text:p>17,82908</text:p>
          </table:table-cell>
          <table:table-cell/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office:value-type="float" office:value="15.62948" calcext:value-type="float">
            <text:p>15,62948</text:p>
          </table:table-cell>
          <table:table-cell office:value-type="float" office:value="9.365111" calcext:value-type="float">
            <text:p>9,365111</text:p>
          </table:table-cell>
          <table:table-cell office:value-type="float" office:value="16.766898" calcext:value-type="float">
            <text:p>16,766898</text:p>
          </table:table-cell>
          <table:table-cell office:value-type="float" office:value="16.453645" calcext:value-type="float">
            <text:p>16,453645</text:p>
          </table:table-cell>
          <table:table-cell office:value-type="float" office:value="18.928769" calcext:value-type="float">
            <text:p>18,928769</text:p>
          </table:table-cell>
          <table:table-cell/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office:value-type="float" office:value="15.623801" calcext:value-type="float">
            <text:p>15,623801</text:p>
          </table:table-cell>
          <table:table-cell office:value-type="float" office:value="9.3074" calcext:value-type="float">
            <text:p>9,3074</text:p>
          </table:table-cell>
          <table:table-cell office:value-type="float" office:value="18.428587" calcext:value-type="float">
            <text:p>18,428587</text:p>
          </table:table-cell>
          <table:table-cell office:value-type="float" office:value="17.006675" calcext:value-type="float">
            <text:p>17,006675</text:p>
          </table:table-cell>
          <table:table-cell office:value-type="float" office:value="17.694942" calcext:value-type="float">
            <text:p>17,694942</text:p>
          </table:table-cell>
          <table:table-cell/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office:value-type="float" office:value="10.390935" calcext:value-type="float">
            <text:p>10,390935</text:p>
          </table:table-cell>
          <table:table-cell office:value-type="float" office:value="11.062484" calcext:value-type="float">
            <text:p>11,062484</text:p>
          </table:table-cell>
          <table:table-cell office:value-type="float" office:value="18.345115" calcext:value-type="float">
            <text:p>18,345115</text:p>
          </table:table-cell>
          <table:table-cell office:value-type="float" office:value="18.029525" calcext:value-type="float">
            <text:p>18,029525</text:p>
          </table:table-cell>
          <table:table-cell office:value-type="float" office:value="17.381229" calcext:value-type="float">
            <text:p>17,38122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office:value-type="float" office:value="13.924588" calcext:value-type="float">
            <text:p>13,924588</text:p>
          </table:table-cell>
          <table:table-cell office:value-type="float" office:value="9.271099" calcext:value-type="float">
            <text:p>9,271099</text:p>
          </table:table-cell>
          <table:table-cell office:value-type="float" office:value="18.541508" calcext:value-type="float">
            <text:p>18,541508</text:p>
          </table:table-cell>
          <table:table-cell office:value-type="float" office:value="16.254738" calcext:value-type="float">
            <text:p>16,254738</text:p>
          </table:table-cell>
          <table:table-cell office:value-type="float" office:value="17.611923" calcext:value-type="float">
            <text:p>17,611923</text:p>
          </table:table-cell>
          <table:table-cell/>
        </table:table-row>
        <table:table-row table:style-name="ro1">
          <table:table-cell table:style-name="ce2" office:value-type="string" calcext:value-type="string">
            <text:p>Exec 51</text:p>
          </table:table-cell>
          <table:table-cell office:value-type="float" office:value="13.475516" calcext:value-type="float">
            <text:p>13,475516</text:p>
          </table:table-cell>
          <table:table-cell office:value-type="float" office:value="10.831232" calcext:value-type="float">
            <text:p>10,831232</text:p>
          </table:table-cell>
          <table:table-cell office:value-type="float" office:value="17.328879" calcext:value-type="float">
            <text:p>17,328879</text:p>
          </table:table-cell>
          <table:table-cell office:value-type="float" office:value="16.532936" calcext:value-type="float">
            <text:p>16,532936</text:p>
          </table:table-cell>
          <table:table-cell office:value-type="float" office:value="18.609592" calcext:value-type="float">
            <text:p>18,6095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52</text:p>
          </table:table-cell>
          <table:table-cell office:value-type="float" office:value="15.068736" calcext:value-type="float">
            <text:p>15,068736</text:p>
          </table:table-cell>
          <table:table-cell office:value-type="float" office:value="10.214515" calcext:value-type="float">
            <text:p>10,214515</text:p>
          </table:table-cell>
          <table:table-cell office:value-type="float" office:value="16.513528" calcext:value-type="float">
            <text:p>16,513528</text:p>
          </table:table-cell>
          <table:table-cell office:value-type="float" office:value="17.429801" calcext:value-type="float">
            <text:p>17,429801</text:p>
          </table:table-cell>
          <table:table-cell office:value-type="float" office:value="17.457509" calcext:value-type="float">
            <text:p>17,4575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53</text:p>
          </table:table-cell>
          <table:table-cell office:value-type="float" office:value="13.186828" calcext:value-type="float">
            <text:p>13,186828</text:p>
          </table:table-cell>
          <table:table-cell office:value-type="float" office:value="10.821589" calcext:value-type="float">
            <text:p>10,821589</text:p>
          </table:table-cell>
          <table:table-cell office:value-type="float" office:value="18.159645" calcext:value-type="float">
            <text:p>18,159645</text:p>
          </table:table-cell>
          <table:table-cell office:value-type="float" office:value="17.569253" calcext:value-type="float">
            <text:p>17,569253</text:p>
          </table:table-cell>
          <table:table-cell office:value-type="float" office:value="19.002676" calcext:value-type="float">
            <text:p>19,002676</text:p>
          </table:table-cell>
          <table:table-cell/>
        </table:table-row>
        <table:table-row table:style-name="ro1">
          <table:table-cell table:style-name="ce2" office:value-type="string" calcext:value-type="string">
            <text:p>Exec 54</text:p>
          </table:table-cell>
          <table:table-cell office:value-type="float" office:value="12.456796" calcext:value-type="float">
            <text:p>12,456796</text:p>
          </table:table-cell>
          <table:table-cell office:value-type="float" office:value="10.464592" calcext:value-type="float">
            <text:p>10,464592</text:p>
          </table:table-cell>
          <table:table-cell office:value-type="float" office:value="16.343376" calcext:value-type="float">
            <text:p>16,343376</text:p>
          </table:table-cell>
          <table:table-cell office:value-type="float" office:value="18.464926" calcext:value-type="float">
            <text:p>18,464926</text:p>
          </table:table-cell>
          <table:table-cell office:value-type="float" office:value="18.306237" calcext:value-type="float">
            <text:p>18,306237</text:p>
          </table:table-cell>
          <table:table-cell/>
        </table:table-row>
        <table:table-row table:style-name="ro1">
          <table:table-cell table:style-name="ce2" office:value-type="string" calcext:value-type="string">
            <text:p>Exec 55</text:p>
          </table:table-cell>
          <table:table-cell office:value-type="float" office:value="15.153025" calcext:value-type="float">
            <text:p>15,153025</text:p>
          </table:table-cell>
          <table:table-cell office:value-type="float" office:value="10.342971" calcext:value-type="float">
            <text:p>10,342971</text:p>
          </table:table-cell>
          <table:table-cell office:value-type="float" office:value="16.606668" calcext:value-type="float">
            <text:p>16,606668</text:p>
          </table:table-cell>
          <table:table-cell office:value-type="float" office:value="17.891802" calcext:value-type="float">
            <text:p>17,891802</text:p>
          </table:table-cell>
          <table:table-cell office:value-type="float" office:value="18.854995" calcext:value-type="float">
            <text:p>18,854995</text:p>
          </table:table-cell>
          <table:table-cell/>
        </table:table-row>
        <table:table-row table:style-name="ro1">
          <table:table-cell table:style-name="ce2" office:value-type="string" calcext:value-type="string">
            <text:p>Exec 56</text:p>
          </table:table-cell>
          <table:table-cell office:value-type="float" office:value="12.234159" calcext:value-type="float">
            <text:p>12,234159</text:p>
          </table:table-cell>
          <table:table-cell office:value-type="float" office:value="11.132473" calcext:value-type="float">
            <text:p>11,132473</text:p>
          </table:table-cell>
          <table:table-cell office:value-type="float" office:value="18.150252" calcext:value-type="float">
            <text:p>18,150252</text:p>
          </table:table-cell>
          <table:table-cell office:value-type="float" office:value="17.157339" calcext:value-type="float">
            <text:p>17,157339</text:p>
          </table:table-cell>
          <table:table-cell office:value-type="float" office:value="17.78612" calcext:value-type="float">
            <text:p>17,78612</text:p>
          </table:table-cell>
          <table:table-cell/>
        </table:table-row>
        <table:table-row table:style-name="ro1">
          <table:table-cell table:style-name="ce2" office:value-type="string" calcext:value-type="string">
            <text:p>Exec 57</text:p>
          </table:table-cell>
          <table:table-cell office:value-type="float" office:value="11.622553" calcext:value-type="float">
            <text:p>11,622553</text:p>
          </table:table-cell>
          <table:table-cell office:value-type="float" office:value="10.501874" calcext:value-type="float">
            <text:p>10,501874</text:p>
          </table:table-cell>
          <table:table-cell office:value-type="float" office:value="18.102472" calcext:value-type="float">
            <text:p>18,102472</text:p>
          </table:table-cell>
          <table:table-cell office:value-type="float" office:value="16.244661" calcext:value-type="float">
            <text:p>16,244661</text:p>
          </table:table-cell>
          <table:table-cell office:value-type="float" office:value="17.448191" calcext:value-type="float">
            <text:p>17,448191</text:p>
          </table:table-cell>
          <table:table-cell/>
        </table:table-row>
        <table:table-row table:style-name="ro1">
          <table:table-cell table:style-name="ce2" office:value-type="string" calcext:value-type="string">
            <text:p>Exec 58</text:p>
          </table:table-cell>
          <table:table-cell office:value-type="float" office:value="14.898522" calcext:value-type="float">
            <text:p>14,898522</text:p>
          </table:table-cell>
          <table:table-cell office:value-type="float" office:value="10.19623" calcext:value-type="float">
            <text:p>10,19623</text:p>
          </table:table-cell>
          <table:table-cell office:value-type="float" office:value="18.195538" calcext:value-type="float">
            <text:p>18,195538</text:p>
          </table:table-cell>
          <table:table-cell office:value-type="float" office:value="16.598076" calcext:value-type="float">
            <text:p>16,598076</text:p>
          </table:table-cell>
          <table:table-cell office:value-type="float" office:value="18.313044" calcext:value-type="float">
            <text:p>18,3130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59</text:p>
          </table:table-cell>
          <table:table-cell office:value-type="float" office:value="12.137788" calcext:value-type="float">
            <text:p>12,137788</text:p>
          </table:table-cell>
          <table:table-cell office:value-type="float" office:value="10.546254" calcext:value-type="float">
            <text:p>10,546254</text:p>
          </table:table-cell>
          <table:table-cell office:value-type="float" office:value="16.864659" calcext:value-type="float">
            <text:p>16,864659</text:p>
          </table:table-cell>
          <table:table-cell office:value-type="float" office:value="18.098575" calcext:value-type="float">
            <text:p>18,098575</text:p>
          </table:table-cell>
          <table:table-cell office:value-type="float" office:value="18.802824" calcext:value-type="float">
            <text:p>18,802824</text:p>
          </table:table-cell>
          <table:table-cell/>
        </table:table-row>
        <table:table-row table:style-name="ro1">
          <table:table-cell table:style-name="ce2" office:value-type="string" calcext:value-type="string">
            <text:p>Exec 60</text:p>
          </table:table-cell>
          <table:table-cell office:value-type="float" office:value="12.289626" calcext:value-type="float">
            <text:p>12,289626</text:p>
          </table:table-cell>
          <table:table-cell office:value-type="float" office:value="10.675844" calcext:value-type="float">
            <text:p>10,675844</text:p>
          </table:table-cell>
          <table:table-cell office:value-type="float" office:value="16.616998" calcext:value-type="float">
            <text:p>16,616998</text:p>
          </table:table-cell>
          <table:table-cell office:value-type="float" office:value="17.581602" calcext:value-type="float">
            <text:p>17,581602</text:p>
          </table:table-cell>
          <table:table-cell office:value-type="float" office:value="17.31799" calcext:value-type="float">
            <text:p>17,31799</text:p>
          </table:table-cell>
          <table:table-cell/>
        </table:table-row>
        <table:table-row table:style-name="ro1">
          <table:table-cell table:style-name="ce2" office:value-type="string" calcext:value-type="string">
            <text:p>Exec 61</text:p>
          </table:table-cell>
          <table:table-cell office:value-type="float" office:value="9.663343" calcext:value-type="float">
            <text:p>9,663343</text:p>
          </table:table-cell>
          <table:table-cell office:value-type="float" office:value="11.025427" calcext:value-type="float">
            <text:p>11,025427</text:p>
          </table:table-cell>
          <table:table-cell office:value-type="float" office:value="16.949996" calcext:value-type="float">
            <text:p>16,949996</text:p>
          </table:table-cell>
          <table:table-cell office:value-type="float" office:value="17.698299" calcext:value-type="float">
            <text:p>17,698299</text:p>
          </table:table-cell>
          <table:table-cell office:value-type="float" office:value="18.341712" calcext:value-type="float">
            <text:p>18,341712</text:p>
          </table:table-cell>
          <table:table-cell/>
        </table:table-row>
        <table:table-row table:style-name="ro1">
          <table:table-cell table:style-name="ce2" office:value-type="string" calcext:value-type="string">
            <text:p>Exec 62</text:p>
          </table:table-cell>
          <table:table-cell office:value-type="float" office:value="12.806124" calcext:value-type="float">
            <text:p>12,806124</text:p>
          </table:table-cell>
          <table:table-cell office:value-type="float" office:value="10.425213" calcext:value-type="float">
            <text:p>10,425213</text:p>
          </table:table-cell>
          <table:table-cell office:value-type="float" office:value="16.359533" calcext:value-type="float">
            <text:p>16,359533</text:p>
          </table:table-cell>
          <table:table-cell office:value-type="float" office:value="17.899467" calcext:value-type="float">
            <text:p>17,899467</text:p>
          </table:table-cell>
          <table:table-cell office:value-type="float" office:value="18.854373" calcext:value-type="float">
            <text:p>18,854373</text:p>
          </table:table-cell>
          <table:table-cell/>
        </table:table-row>
        <table:table-row table:style-name="ro1">
          <table:table-cell table:style-name="ce2" office:value-type="string" calcext:value-type="string">
            <text:p>Exec 63</text:p>
          </table:table-cell>
          <table:table-cell office:value-type="float" office:value="12.024626" calcext:value-type="float">
            <text:p>12,024626</text:p>
          </table:table-cell>
          <table:table-cell office:value-type="float" office:value="10.482654" calcext:value-type="float">
            <text:p>10,482654</text:p>
          </table:table-cell>
          <table:table-cell office:value-type="float" office:value="17.537742" calcext:value-type="float">
            <text:p>17,537742</text:p>
          </table:table-cell>
          <table:table-cell office:value-type="float" office:value="18.355602" calcext:value-type="float">
            <text:p>18,355602</text:p>
          </table:table-cell>
          <table:table-cell office:value-type="float" office:value="19.0238" calcext:value-type="float">
            <text:p>19,02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64</text:p>
          </table:table-cell>
          <table:table-cell office:value-type="float" office:value="13.478838" calcext:value-type="float">
            <text:p>13,478838</text:p>
          </table:table-cell>
          <table:table-cell office:value-type="float" office:value="9.936581" calcext:value-type="float">
            <text:p>9,936581</text:p>
          </table:table-cell>
          <table:table-cell office:value-type="float" office:value="16.727468" calcext:value-type="float">
            <text:p>16,727468</text:p>
          </table:table-cell>
          <table:table-cell office:value-type="float" office:value="17.584109" calcext:value-type="float">
            <text:p>17,584109</text:p>
          </table:table-cell>
          <table:table-cell office:value-type="float" office:value="17.624941" calcext:value-type="float">
            <text:p>17,624941</text:p>
          </table:table-cell>
          <table:table-cell/>
        </table:table-row>
        <table:table-row table:style-name="ro1">
          <table:table-cell table:style-name="ce2" office:value-type="string" calcext:value-type="string">
            <text:p>Exec 65</text:p>
          </table:table-cell>
          <table:table-cell office:value-type="float" office:value="12.218711" calcext:value-type="float">
            <text:p>12,218711</text:p>
          </table:table-cell>
          <table:table-cell office:value-type="float" office:value="10.749279" calcext:value-type="float">
            <text:p>10,749279</text:p>
          </table:table-cell>
          <table:table-cell office:value-type="float" office:value="17.479433" calcext:value-type="float">
            <text:p>17,479433</text:p>
          </table:table-cell>
          <table:table-cell office:value-type="float" office:value="17.517721" calcext:value-type="float">
            <text:p>17,517721</text:p>
          </table:table-cell>
          <table:table-cell office:value-type="float" office:value="18.782784" calcext:value-type="float">
            <text:p>18,782784</text:p>
          </table:table-cell>
          <table:table-cell/>
        </table:table-row>
        <table:table-row table:style-name="ro1">
          <table:table-cell table:style-name="ce2" office:value-type="string" calcext:value-type="string">
            <text:p>Exec 66</text:p>
          </table:table-cell>
          <table:table-cell office:value-type="float" office:value="11.089024" calcext:value-type="float">
            <text:p>11,089024</text:p>
          </table:table-cell>
          <table:table-cell office:value-type="float" office:value="10.231559" calcext:value-type="float">
            <text:p>10,231559</text:p>
          </table:table-cell>
          <table:table-cell office:value-type="float" office:value="18.011555" calcext:value-type="float">
            <text:p>18,011555</text:p>
          </table:table-cell>
          <table:table-cell office:value-type="float" office:value="16.68617" calcext:value-type="float">
            <text:p>16,68617</text:p>
          </table:table-cell>
          <table:table-cell office:value-type="float" office:value="17.972269" calcext:value-type="float">
            <text:p>17,972269</text:p>
          </table:table-cell>
          <table:table-cell/>
        </table:table-row>
        <table:table-row table:style-name="ro1">
          <table:table-cell table:style-name="ce2" office:value-type="string" calcext:value-type="string">
            <text:p>Exec 67</text:p>
          </table:table-cell>
          <table:table-cell office:value-type="float" office:value="13.084629" calcext:value-type="float">
            <text:p>13,084629</text:p>
          </table:table-cell>
          <table:table-cell office:value-type="float" office:value="11.163094" calcext:value-type="float">
            <text:p>11,163094</text:p>
          </table:table-cell>
          <table:table-cell office:value-type="float" office:value="17.644692" calcext:value-type="float">
            <text:p>17,644692</text:p>
          </table:table-cell>
          <table:table-cell office:value-type="float" office:value="16.900202" calcext:value-type="float">
            <text:p>16,900202</text:p>
          </table:table-cell>
          <table:table-cell office:value-type="float" office:value="18.673185" calcext:value-type="float">
            <text:p>18,673185</text:p>
          </table:table-cell>
          <table:table-cell/>
        </table:table-row>
        <table:table-row table:style-name="ro1">
          <table:table-cell table:style-name="ce2" office:value-type="string" calcext:value-type="string">
            <text:p>Exec 68</text:p>
          </table:table-cell>
          <table:table-cell office:value-type="float" office:value="14.50816" calcext:value-type="float">
            <text:p>14,50816</text:p>
          </table:table-cell>
          <table:table-cell office:value-type="float" office:value="10.393902" calcext:value-type="float">
            <text:p>10,393902</text:p>
          </table:table-cell>
          <table:table-cell office:value-type="float" office:value="17.150508" calcext:value-type="float">
            <text:p>17,150508</text:p>
          </table:table-cell>
          <table:table-cell office:value-type="float" office:value="18.153195" calcext:value-type="float">
            <text:p>18,153195</text:p>
          </table:table-cell>
          <table:table-cell office:value-type="float" office:value="18.249588" calcext:value-type="float">
            <text:p>18,249588</text:p>
          </table:table-cell>
          <table:table-cell/>
        </table:table-row>
        <table:table-row table:style-name="ro1">
          <table:table-cell table:style-name="ce2" office:value-type="string" calcext:value-type="string">
            <text:p>Exec 69</text:p>
          </table:table-cell>
          <table:table-cell office:value-type="float" office:value="15.655801" calcext:value-type="float">
            <text:p>15,655801</text:p>
          </table:table-cell>
          <table:table-cell office:value-type="float" office:value="10.904535" calcext:value-type="float">
            <text:p>10,904535</text:p>
          </table:table-cell>
          <table:table-cell office:value-type="float" office:value="16.575854" calcext:value-type="float">
            <text:p>16,575854</text:p>
          </table:table-cell>
          <table:table-cell office:value-type="float" office:value="16.665548" calcext:value-type="float">
            <text:p>16,665548</text:p>
          </table:table-cell>
          <table:table-cell office:value-type="float" office:value="18.019871" calcext:value-type="float">
            <text:p>18,019871</text:p>
          </table:table-cell>
          <table:table-cell/>
        </table:table-row>
        <table:table-row table:style-name="ro1">
          <table:table-cell table:style-name="ce2" office:value-type="string" calcext:value-type="string">
            <text:p>Exec 70</text:p>
          </table:table-cell>
          <table:table-cell office:value-type="float" office:value="12.21464" calcext:value-type="float">
            <text:p>12,21464</text:p>
          </table:table-cell>
          <table:table-cell office:value-type="float" office:value="9.938388" calcext:value-type="float">
            <text:p>9,938388</text:p>
          </table:table-cell>
          <table:table-cell office:value-type="float" office:value="16.621907" calcext:value-type="float">
            <text:p>16,621907</text:p>
          </table:table-cell>
          <table:table-cell office:value-type="float" office:value="16.560704" calcext:value-type="float">
            <text:p>16,560704</text:p>
          </table:table-cell>
          <table:table-cell office:value-type="float" office:value="18.433709" calcext:value-type="float">
            <text:p>18,4337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71</text:p>
          </table:table-cell>
          <table:table-cell office:value-type="float" office:value="9.672412" calcext:value-type="float">
            <text:p>9,672412</text:p>
          </table:table-cell>
          <table:table-cell office:value-type="float" office:value="10.49085" calcext:value-type="float">
            <text:p>10,49085</text:p>
          </table:table-cell>
          <table:table-cell office:value-type="float" office:value="18.200131" calcext:value-type="float">
            <text:p>18,200131</text:p>
          </table:table-cell>
          <table:table-cell office:value-type="float" office:value="16.746461" calcext:value-type="float">
            <text:p>16,746461</text:p>
          </table:table-cell>
          <table:table-cell office:value-type="float" office:value="18.291183" calcext:value-type="float">
            <text:p>18,291183</text:p>
          </table:table-cell>
          <table:table-cell/>
        </table:table-row>
        <table:table-row table:style-name="ro1">
          <table:table-cell table:style-name="ce2" office:value-type="string" calcext:value-type="string">
            <text:p>Exec 72</text:p>
          </table:table-cell>
          <table:table-cell office:value-type="float" office:value="10.004097" calcext:value-type="float">
            <text:p>10,004097</text:p>
          </table:table-cell>
          <table:table-cell office:value-type="float" office:value="10.742593" calcext:value-type="float">
            <text:p>10,742593</text:p>
          </table:table-cell>
          <table:table-cell office:value-type="float" office:value="16.6238" calcext:value-type="float">
            <text:p>16,6238</text:p>
          </table:table-cell>
          <table:table-cell office:value-type="float" office:value="16.083873" calcext:value-type="float">
            <text:p>16,083873</text:p>
          </table:table-cell>
          <table:table-cell office:value-type="float" office:value="17.749156" calcext:value-type="float">
            <text:p>17,749156</text:p>
          </table:table-cell>
          <table:table-cell/>
        </table:table-row>
        <table:table-row table:style-name="ro1">
          <table:table-cell table:style-name="ce2" office:value-type="string" calcext:value-type="string">
            <text:p>Exec 73</text:p>
          </table:table-cell>
          <table:table-cell office:value-type="float" office:value="14.265415" calcext:value-type="float">
            <text:p>14,265415</text:p>
          </table:table-cell>
          <table:table-cell office:value-type="float" office:value="10.912201" calcext:value-type="float">
            <text:p>10,912201</text:p>
          </table:table-cell>
          <table:table-cell office:value-type="float" office:value="17.193452" calcext:value-type="float">
            <text:p>17,193452</text:p>
          </table:table-cell>
          <table:table-cell office:value-type="float" office:value="18.375894" calcext:value-type="float">
            <text:p>18,375894</text:p>
          </table:table-cell>
          <table:table-cell office:value-type="float" office:value="18.265675" calcext:value-type="float">
            <text:p>18,265675</text:p>
          </table:table-cell>
          <table:table-cell/>
        </table:table-row>
        <table:table-row table:style-name="ro1">
          <table:table-cell table:style-name="ce2" office:value-type="string" calcext:value-type="string">
            <text:p>Exec 74</text:p>
          </table:table-cell>
          <table:table-cell office:value-type="float" office:value="11.64058" calcext:value-type="float">
            <text:p>11,64058</text:p>
          </table:table-cell>
          <table:table-cell office:value-type="float" office:value="10.775307" calcext:value-type="float">
            <text:p>10,775307</text:p>
          </table:table-cell>
          <table:table-cell office:value-type="float" office:value="17.802545" calcext:value-type="float">
            <text:p>17,802545</text:p>
          </table:table-cell>
          <table:table-cell office:value-type="float" office:value="17.424796" calcext:value-type="float">
            <text:p>17,424796</text:p>
          </table:table-cell>
          <table:table-cell office:value-type="float" office:value="18.236189" calcext:value-type="float">
            <text:p>18,236189</text:p>
          </table:table-cell>
          <table:table-cell/>
        </table:table-row>
        <table:table-row table:style-name="ro1">
          <table:table-cell table:style-name="ce2" office:value-type="string" calcext:value-type="string">
            <text:p>Exec 75</text:p>
          </table:table-cell>
          <table:table-cell office:value-type="float" office:value="11.137145" calcext:value-type="float">
            <text:p>11,137145</text:p>
          </table:table-cell>
          <table:table-cell office:value-type="float" office:value="10.339685" calcext:value-type="float">
            <text:p>10,339685</text:p>
          </table:table-cell>
          <table:table-cell office:value-type="float" office:value="16.445461" calcext:value-type="float">
            <text:p>16,445461</text:p>
          </table:table-cell>
          <table:table-cell office:value-type="float" office:value="18.282342" calcext:value-type="float">
            <text:p>18,282342</text:p>
          </table:table-cell>
          <table:table-cell office:value-type="float" office:value="17.548453" calcext:value-type="float">
            <text:p>17,548453</text:p>
          </table:table-cell>
          <table:table-cell/>
        </table:table-row>
        <table:table-row table:style-name="ro1">
          <table:table-cell table:style-name="ce2" office:value-type="string" calcext:value-type="string">
            <text:p>Exec 76</text:p>
          </table:table-cell>
          <table:table-cell office:value-type="float" office:value="15.868203" calcext:value-type="float">
            <text:p>15,868203</text:p>
          </table:table-cell>
          <table:table-cell office:value-type="float" office:value="10.268543" calcext:value-type="float">
            <text:p>10,268543</text:p>
          </table:table-cell>
          <table:table-cell office:value-type="float" office:value="16.369144" calcext:value-type="float">
            <text:p>16,369144</text:p>
          </table:table-cell>
          <table:table-cell office:value-type="float" office:value="17.350425" calcext:value-type="float">
            <text:p>17,350425</text:p>
          </table:table-cell>
          <table:table-cell office:value-type="float" office:value="18.302266" calcext:value-type="float">
            <text:p>18,302266</text:p>
          </table:table-cell>
          <table:table-cell/>
        </table:table-row>
        <table:table-row table:style-name="ro1">
          <table:table-cell table:style-name="ce2" office:value-type="string" calcext:value-type="string">
            <text:p>Exec 77</text:p>
          </table:table-cell>
          <table:table-cell office:value-type="float" office:value="14.7274" calcext:value-type="float">
            <text:p>14,7274</text:p>
          </table:table-cell>
          <table:table-cell office:value-type="float" office:value="11.08722" calcext:value-type="float">
            <text:p>11,08722</text:p>
          </table:table-cell>
          <table:table-cell office:value-type="float" office:value="17.315149" calcext:value-type="float">
            <text:p>17,315149</text:p>
          </table:table-cell>
          <table:table-cell office:value-type="float" office:value="18.240157" calcext:value-type="float">
            <text:p>18,240157</text:p>
          </table:table-cell>
          <table:table-cell office:value-type="float" office:value="17.233438" calcext:value-type="float">
            <text:p>17,2334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78</text:p>
          </table:table-cell>
          <table:table-cell office:value-type="float" office:value="12.506074" calcext:value-type="float">
            <text:p>12,506074</text:p>
          </table:table-cell>
          <table:table-cell office:value-type="float" office:value="10.681941" calcext:value-type="float">
            <text:p>10,681941</text:p>
          </table:table-cell>
          <table:table-cell office:value-type="float" office:value="17.087327" calcext:value-type="float">
            <text:p>17,087327</text:p>
          </table:table-cell>
          <table:table-cell office:value-type="float" office:value="16.960336" calcext:value-type="float">
            <text:p>16,960336</text:p>
          </table:table-cell>
          <table:table-cell office:value-type="float" office:value="18.348644" calcext:value-type="float">
            <text:p>18,348644</text:p>
          </table:table-cell>
          <table:table-cell/>
        </table:table-row>
        <table:table-row table:style-name="ro1">
          <table:table-cell table:style-name="ce2" office:value-type="string" calcext:value-type="string">
            <text:p>Exec 79</text:p>
          </table:table-cell>
          <table:table-cell office:value-type="float" office:value="9.538943" calcext:value-type="float">
            <text:p>9,538943</text:p>
          </table:table-cell>
          <table:table-cell office:value-type="float" office:value="10.034361" calcext:value-type="float">
            <text:p>10,034361</text:p>
          </table:table-cell>
          <table:table-cell office:value-type="float" office:value="17.982177" calcext:value-type="float">
            <text:p>17,982177</text:p>
          </table:table-cell>
          <table:table-cell office:value-type="float" office:value="17.997069" calcext:value-type="float">
            <text:p>17,997069</text:p>
          </table:table-cell>
          <table:table-cell office:value-type="float" office:value="18.47363" calcext:value-type="float">
            <text:p>18,47363</text:p>
          </table:table-cell>
          <table:table-cell/>
        </table:table-row>
        <table:table-row table:style-name="ro1">
          <table:table-cell table:style-name="ce2" office:value-type="string" calcext:value-type="string">
            <text:p>Exec 80</text:p>
          </table:table-cell>
          <table:table-cell office:value-type="float" office:value="10.780981" calcext:value-type="float">
            <text:p>10,780981</text:p>
          </table:table-cell>
          <table:table-cell office:value-type="float" office:value="11.046597" calcext:value-type="float">
            <text:p>11,046597</text:p>
          </table:table-cell>
          <table:table-cell office:value-type="float" office:value="17.373674" calcext:value-type="float">
            <text:p>17,373674</text:p>
          </table:table-cell>
          <table:table-cell office:value-type="float" office:value="17.99679" calcext:value-type="float">
            <text:p>17,99679</text:p>
          </table:table-cell>
          <table:table-cell office:value-type="float" office:value="17.22975" calcext:value-type="float">
            <text:p>17,2297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1</text:p>
          </table:table-cell>
          <table:table-cell office:value-type="float" office:value="12.376303" calcext:value-type="float">
            <text:p>12,376303</text:p>
          </table:table-cell>
          <table:table-cell office:value-type="float" office:value="11.026623" calcext:value-type="float">
            <text:p>11,026623</text:p>
          </table:table-cell>
          <table:table-cell office:value-type="float" office:value="16.87597" calcext:value-type="float">
            <text:p>16,87597</text:p>
          </table:table-cell>
          <table:table-cell office:value-type="float" office:value="17.537941" calcext:value-type="float">
            <text:p>17,537941</text:p>
          </table:table-cell>
          <table:table-cell office:value-type="float" office:value="18.973566" calcext:value-type="float">
            <text:p>18,973566</text:p>
          </table:table-cell>
          <table:table-cell/>
        </table:table-row>
        <table:table-row table:style-name="ro1">
          <table:table-cell table:style-name="ce2" office:value-type="string" calcext:value-type="string">
            <text:p>Exec 82</text:p>
          </table:table-cell>
          <table:table-cell office:value-type="float" office:value="10.596403" calcext:value-type="float">
            <text:p>10,596403</text:p>
          </table:table-cell>
          <table:table-cell office:value-type="float" office:value="9.969245" calcext:value-type="float">
            <text:p>9,969245</text:p>
          </table:table-cell>
          <table:table-cell office:value-type="float" office:value="17.714961" calcext:value-type="float">
            <text:p>17,714961</text:p>
          </table:table-cell>
          <table:table-cell office:value-type="float" office:value="18.898514" calcext:value-type="float">
            <text:p>18,898514</text:p>
          </table:table-cell>
          <table:table-cell office:value-type="float" office:value="18.055096" calcext:value-type="float">
            <text:p>18,055096</text:p>
          </table:table-cell>
          <table:table-cell/>
        </table:table-row>
        <table:table-row table:style-name="ro1">
          <table:table-cell table:style-name="ce2" office:value-type="string" calcext:value-type="string">
            <text:p>Exec 83</text:p>
          </table:table-cell>
          <table:table-cell office:value-type="float" office:value="15.407144" calcext:value-type="float">
            <text:p>15,407144</text:p>
          </table:table-cell>
          <table:table-cell office:value-type="float" office:value="10.67972" calcext:value-type="float">
            <text:p>10,67972</text:p>
          </table:table-cell>
          <table:table-cell office:value-type="float" office:value="16.352308" calcext:value-type="float">
            <text:p>16,352308</text:p>
          </table:table-cell>
          <table:table-cell office:value-type="float" office:value="17.470092" calcext:value-type="float">
            <text:p>17,470092</text:p>
          </table:table-cell>
          <table:table-cell office:value-type="float" office:value="18.201193" calcext:value-type="float">
            <text:p>18,201193</text:p>
          </table:table-cell>
          <table:table-cell/>
        </table:table-row>
        <table:table-row table:style-name="ro1">
          <table:table-cell table:style-name="ce2" office:value-type="string" calcext:value-type="string">
            <text:p>Exec 84</text:p>
          </table:table-cell>
          <table:table-cell office:value-type="float" office:value="13.928976" calcext:value-type="float">
            <text:p>13,928976</text:p>
          </table:table-cell>
          <table:table-cell office:value-type="float" office:value="10.172111" calcext:value-type="float">
            <text:p>10,172111</text:p>
          </table:table-cell>
          <table:table-cell office:value-type="float" office:value="17.266631" calcext:value-type="float">
            <text:p>17,266631</text:p>
          </table:table-cell>
          <table:table-cell office:value-type="float" office:value="18.371438" calcext:value-type="float">
            <text:p>18,371438</text:p>
          </table:table-cell>
          <table:table-cell office:value-type="float" office:value="18.82747" calcext:value-type="float">
            <text:p>18,82747</text:p>
          </table:table-cell>
          <table:table-cell/>
        </table:table-row>
        <table:table-row table:style-name="ro1">
          <table:table-cell table:style-name="ce2" office:value-type="string" calcext:value-type="string">
            <text:p>Exec 85</text:p>
          </table:table-cell>
          <table:table-cell office:value-type="float" office:value="15.850048" calcext:value-type="float">
            <text:p>15,850048</text:p>
          </table:table-cell>
          <table:table-cell office:value-type="float" office:value="10.941353" calcext:value-type="float">
            <text:p>10,941353</text:p>
          </table:table-cell>
          <table:table-cell office:value-type="float" office:value="18.232001" calcext:value-type="float">
            <text:p>18,232001</text:p>
          </table:table-cell>
          <table:table-cell office:value-type="float" office:value="17.348147" calcext:value-type="float">
            <text:p>17,348147</text:p>
          </table:table-cell>
          <table:table-cell office:value-type="float" office:value="18.259249" calcext:value-type="float">
            <text:p>18,259249</text:p>
          </table:table-cell>
          <table:table-cell/>
        </table:table-row>
        <table:table-row table:style-name="ro1">
          <table:table-cell table:style-name="ce2" office:value-type="string" calcext:value-type="string">
            <text:p>Exec 86</text:p>
          </table:table-cell>
          <table:table-cell office:value-type="float" office:value="10.446494" calcext:value-type="float">
            <text:p>10,446494</text:p>
          </table:table-cell>
          <table:table-cell office:value-type="float" office:value="10.092014" calcext:value-type="float">
            <text:p>10,092014</text:p>
          </table:table-cell>
          <table:table-cell office:value-type="float" office:value="17.420355" calcext:value-type="float">
            <text:p>17,420355</text:p>
          </table:table-cell>
          <table:table-cell office:value-type="float" office:value="17.209488" calcext:value-type="float">
            <text:p>17,209488</text:p>
          </table:table-cell>
          <table:table-cell office:value-type="float" office:value="18.185585" calcext:value-type="float">
            <text:p>18,185585</text:p>
          </table:table-cell>
          <table:table-cell/>
        </table:table-row>
        <table:table-row table:style-name="ro1">
          <table:table-cell table:style-name="ce2" office:value-type="string" calcext:value-type="string">
            <text:p>Exec 87</text:p>
          </table:table-cell>
          <table:table-cell office:value-type="float" office:value="13.822913" calcext:value-type="float">
            <text:p>13,822913</text:p>
          </table:table-cell>
          <table:table-cell office:value-type="float" office:value="10.946424" calcext:value-type="float">
            <text:p>10,946424</text:p>
          </table:table-cell>
          <table:table-cell office:value-type="float" office:value="16.808364" calcext:value-type="float">
            <text:p>16,808364</text:p>
          </table:table-cell>
          <table:table-cell office:value-type="float" office:value="16.309468" calcext:value-type="float">
            <text:p>16,309468</text:p>
          </table:table-cell>
          <table:table-cell office:value-type="float" office:value="18.736629" calcext:value-type="float">
            <text:p>18,736629</text:p>
          </table:table-cell>
          <table:table-cell/>
        </table:table-row>
        <table:table-row table:style-name="ro1">
          <table:table-cell table:style-name="ce2" office:value-type="string" calcext:value-type="string">
            <text:p>Exec 88</text:p>
          </table:table-cell>
          <table:table-cell office:value-type="float" office:value="12.646557" calcext:value-type="float">
            <text:p>12,646557</text:p>
          </table:table-cell>
          <table:table-cell office:value-type="float" office:value="11.046133" calcext:value-type="float">
            <text:p>11,046133</text:p>
          </table:table-cell>
          <table:table-cell office:value-type="float" office:value="17.271755" calcext:value-type="float">
            <text:p>17,271755</text:p>
          </table:table-cell>
          <table:table-cell office:value-type="float" office:value="18.668456" calcext:value-type="float">
            <text:p>18,668456</text:p>
          </table:table-cell>
          <table:table-cell office:value-type="float" office:value="17.692091" calcext:value-type="float">
            <text:p>17,692091</text:p>
          </table:table-cell>
          <table:table-cell/>
        </table:table-row>
        <table:table-row table:style-name="ro1">
          <table:table-cell table:style-name="ce2" office:value-type="string" calcext:value-type="string">
            <text:p>Exec 89</text:p>
          </table:table-cell>
          <table:table-cell office:value-type="float" office:value="15.132656" calcext:value-type="float">
            <text:p>15,132656</text:p>
          </table:table-cell>
          <table:table-cell office:value-type="float" office:value="11.190276" calcext:value-type="float">
            <text:p>11,190276</text:p>
          </table:table-cell>
          <table:table-cell office:value-type="float" office:value="17.565845" calcext:value-type="float">
            <text:p>17,565845</text:p>
          </table:table-cell>
          <table:table-cell office:value-type="float" office:value="17.844523" calcext:value-type="float">
            <text:p>17,844523</text:p>
          </table:table-cell>
          <table:table-cell office:value-type="float" office:value="17.760268" calcext:value-type="float">
            <text:p>17,760268</text:p>
          </table:table-cell>
          <table:table-cell/>
        </table:table-row>
        <table:table-row table:style-name="ro1">
          <table:table-cell table:style-name="ce2" office:value-type="string" calcext:value-type="string">
            <text:p>Exec 90</text:p>
          </table:table-cell>
          <table:table-cell office:value-type="float" office:value="13.161891" calcext:value-type="float">
            <text:p>13,161891</text:p>
          </table:table-cell>
          <table:table-cell office:value-type="float" office:value="11.08646" calcext:value-type="float">
            <text:p>11,08646</text:p>
          </table:table-cell>
          <table:table-cell office:value-type="float" office:value="17.283046" calcext:value-type="float">
            <text:p>17,283046</text:p>
          </table:table-cell>
          <table:table-cell office:value-type="float" office:value="16.285087" calcext:value-type="float">
            <text:p>16,285087</text:p>
          </table:table-cell>
          <table:table-cell office:value-type="float" office:value="18.395992" calcext:value-type="float">
            <text:p>18,395992</text:p>
          </table:table-cell>
          <table:table-cell/>
        </table:table-row>
        <table:table-row table:style-name="ro1">
          <table:table-cell table:style-name="ce2" office:value-type="string" calcext:value-type="string">
            <text:p>Exec 91</text:p>
          </table:table-cell>
          <table:table-cell office:value-type="float" office:value="12.003882" calcext:value-type="float">
            <text:p>12,003882</text:p>
          </table:table-cell>
          <table:table-cell office:value-type="float" office:value="10.005367" calcext:value-type="float">
            <text:p>10,005367</text:p>
          </table:table-cell>
          <table:table-cell office:value-type="float" office:value="17.360471" calcext:value-type="float">
            <text:p>17,360471</text:p>
          </table:table-cell>
          <table:table-cell office:value-type="float" office:value="18.9084" calcext:value-type="float">
            <text:p>18,9084</text:p>
          </table:table-cell>
          <table:table-cell office:value-type="float" office:value="17.206271" calcext:value-type="float">
            <text:p>17,206271</text:p>
          </table:table-cell>
          <table:table-cell/>
        </table:table-row>
        <table:table-row table:style-name="ro1">
          <table:table-cell table:style-name="ce2" office:value-type="string" calcext:value-type="string">
            <text:p>Exec 92</text:p>
          </table:table-cell>
          <table:table-cell office:value-type="float" office:value="15.470103" calcext:value-type="float">
            <text:p>15,470103</text:p>
          </table:table-cell>
          <table:table-cell office:value-type="float" office:value="11.024341" calcext:value-type="float">
            <text:p>11,024341</text:p>
          </table:table-cell>
          <table:table-cell office:value-type="float" office:value="18.211416" calcext:value-type="float">
            <text:p>18,211416</text:p>
          </table:table-cell>
          <table:table-cell office:value-type="float" office:value="16.003814" calcext:value-type="float">
            <text:p>16,003814</text:p>
          </table:table-cell>
          <table:table-cell office:value-type="float" office:value="18.893109" calcext:value-type="float">
            <text:p>18,893109</text:p>
          </table:table-cell>
          <table:table-cell/>
        </table:table-row>
        <table:table-row table:style-name="ro1">
          <table:table-cell table:style-name="ce2" office:value-type="string" calcext:value-type="string">
            <text:p>Exec 93</text:p>
          </table:table-cell>
          <table:table-cell office:value-type="float" office:value="11.59455" calcext:value-type="float">
            <text:p>11,59455</text:p>
          </table:table-cell>
          <table:table-cell office:value-type="float" office:value="10.020974" calcext:value-type="float">
            <text:p>10,020974</text:p>
          </table:table-cell>
          <table:table-cell office:value-type="float" office:value="18.244828" calcext:value-type="float">
            <text:p>18,244828</text:p>
          </table:table-cell>
          <table:table-cell office:value-type="float" office:value="16.727898" calcext:value-type="float">
            <text:p>16,727898</text:p>
          </table:table-cell>
          <table:table-cell office:value-type="float" office:value="18.008417" calcext:value-type="float">
            <text:p>18,008417</text:p>
          </table:table-cell>
          <table:table-cell/>
        </table:table-row>
        <table:table-row table:style-name="ro1">
          <table:table-cell table:style-name="ce2" office:value-type="string" calcext:value-type="string">
            <text:p>Exec 94</text:p>
          </table:table-cell>
          <table:table-cell office:value-type="float" office:value="11.938911" calcext:value-type="float">
            <text:p>11,938911</text:p>
          </table:table-cell>
          <table:table-cell office:value-type="float" office:value="10.921091" calcext:value-type="float">
            <text:p>10,921091</text:p>
          </table:table-cell>
          <table:table-cell office:value-type="float" office:value="17.563225" calcext:value-type="float">
            <text:p>17,563225</text:p>
          </table:table-cell>
          <table:table-cell office:value-type="float" office:value="16.383207" calcext:value-type="float">
            <text:p>16,383207</text:p>
          </table:table-cell>
          <table:table-cell office:value-type="float" office:value="18.477532" calcext:value-type="float">
            <text:p>18,477532</text:p>
          </table:table-cell>
          <table:table-cell/>
        </table:table-row>
        <table:table-row table:style-name="ro1">
          <table:table-cell table:style-name="ce2" office:value-type="string" calcext:value-type="string">
            <text:p>Exec 95</text:p>
          </table:table-cell>
          <table:table-cell office:value-type="float" office:value="14.337833" calcext:value-type="float">
            <text:p>14,337833</text:p>
          </table:table-cell>
          <table:table-cell office:value-type="float" office:value="10.266778" calcext:value-type="float">
            <text:p>10,266778</text:p>
          </table:table-cell>
          <table:table-cell office:value-type="float" office:value="16.715733" calcext:value-type="float">
            <text:p>16,715733</text:p>
          </table:table-cell>
          <table:table-cell office:value-type="float" office:value="17.967918" calcext:value-type="float">
            <text:p>17,967918</text:p>
          </table:table-cell>
          <table:table-cell office:value-type="float" office:value="17.883038" calcext:value-type="float">
            <text:p>17,8830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96</text:p>
          </table:table-cell>
          <table:table-cell office:value-type="float" office:value="14.159694" calcext:value-type="float">
            <text:p>14,159694</text:p>
          </table:table-cell>
          <table:table-cell office:value-type="float" office:value="10.633962" calcext:value-type="float">
            <text:p>10,633962</text:p>
          </table:table-cell>
          <table:table-cell office:value-type="float" office:value="16.904189" calcext:value-type="float">
            <text:p>16,904189</text:p>
          </table:table-cell>
          <table:table-cell office:value-type="float" office:value="16.029469" calcext:value-type="float">
            <text:p>16,029469</text:p>
          </table:table-cell>
          <table:table-cell office:value-type="float" office:value="18.027279" calcext:value-type="float">
            <text:p>18,027279</text:p>
          </table:table-cell>
          <table:table-cell/>
        </table:table-row>
        <table:table-row table:style-name="ro1">
          <table:table-cell table:style-name="ce2" office:value-type="string" calcext:value-type="string">
            <text:p>Exec 97</text:p>
          </table:table-cell>
          <table:table-cell office:value-type="float" office:value="15.795082" calcext:value-type="float">
            <text:p>15,795082</text:p>
          </table:table-cell>
          <table:table-cell office:value-type="float" office:value="10.655187" calcext:value-type="float">
            <text:p>10,655187</text:p>
          </table:table-cell>
          <table:table-cell office:value-type="float" office:value="17.80461" calcext:value-type="float">
            <text:p>17,80461</text:p>
          </table:table-cell>
          <table:table-cell office:value-type="float" office:value="16.08535" calcext:value-type="float">
            <text:p>16,08535</text:p>
          </table:table-cell>
          <table:table-cell office:value-type="float" office:value="17.898738" calcext:value-type="float">
            <text:p>17,898738</text:p>
          </table:table-cell>
          <table:table-cell/>
        </table:table-row>
        <table:table-row table:style-name="ro1">
          <table:table-cell table:style-name="ce2" office:value-type="string" calcext:value-type="string">
            <text:p>Exec 98</text:p>
          </table:table-cell>
          <table:table-cell office:value-type="float" office:value="14.698469" calcext:value-type="float">
            <text:p>14,698469</text:p>
          </table:table-cell>
          <table:table-cell office:value-type="float" office:value="10.567326" calcext:value-type="float">
            <text:p>10,567326</text:p>
          </table:table-cell>
          <table:table-cell office:value-type="float" office:value="16.678059" calcext:value-type="float">
            <text:p>16,678059</text:p>
          </table:table-cell>
          <table:table-cell office:value-type="float" office:value="18.839161" calcext:value-type="float">
            <text:p>18,839161</text:p>
          </table:table-cell>
          <table:table-cell office:value-type="float" office:value="18.047806" calcext:value-type="float">
            <text:p>18,047806</text:p>
          </table:table-cell>
          <table:table-cell/>
        </table:table-row>
        <table:table-row table:style-name="ro1">
          <table:table-cell table:style-name="ce2" office:value-type="string" calcext:value-type="string">
            <text:p>Exec 99</text:p>
          </table:table-cell>
          <table:table-cell office:value-type="float" office:value="15.171789" calcext:value-type="float">
            <text:p>15,171789</text:p>
          </table:table-cell>
          <table:table-cell office:value-type="float" office:value="10.324701" calcext:value-type="float">
            <text:p>10,324701</text:p>
          </table:table-cell>
          <table:table-cell office:value-type="float" office:value="17.612425" calcext:value-type="float">
            <text:p>17,612425</text:p>
          </table:table-cell>
          <table:table-cell office:value-type="float" office:value="16.994162" calcext:value-type="float">
            <text:p>16,994162</text:p>
          </table:table-cell>
          <table:table-cell office:value-type="float" office:value="17.473285" calcext:value-type="float">
            <text:p>17,473285</text:p>
          </table:table-cell>
          <table:table-cell/>
        </table:table-row>
        <table:table-row table:style-name="ro1">
          <table:table-cell table:style-name="ce2" office:value-type="string" calcext:value-type="string">
            <text:p>Exec 100</text:p>
          </table:table-cell>
          <table:table-cell office:value-type="float" office:value="11.364347" calcext:value-type="float">
            <text:p>11,364347</text:p>
          </table:table-cell>
          <table:table-cell office:value-type="float" office:value="10.073455" calcext:value-type="float">
            <text:p>10,073455</text:p>
          </table:table-cell>
          <table:table-cell office:value-type="float" office:value="17.53581" calcext:value-type="float">
            <text:p>17,53581</text:p>
          </table:table-cell>
          <table:table-cell office:value-type="float" office:value="16.855592" calcext:value-type="float">
            <text:p>16,855592</text:p>
          </table:table-cell>
          <table:table-cell office:value-type="float" office:value="18.357941" calcext:value-type="float">
            <text:p>18,357941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2" table:formula="of:=AVERAGE([.B2:.B101])" office:value-type="float" office:value="12.94181416" calcext:value-type="float">
            <text:p>12,94181416</text:p>
          </table:table-cell>
          <table:table-cell table:style-name="ce2" table:formula="of:=AVERAGE([.C2:.C101])" office:value-type="float" office:value="10.36731361" calcext:value-type="float">
            <text:p>10,36731361</text:p>
          </table:table-cell>
          <table:table-cell table:style-name="ce2" table:formula="of:=AVERAGE([.D2:.D101])" office:value-type="float" office:value="17.41945358" calcext:value-type="float">
            <text:p>17,41945358</text:p>
          </table:table-cell>
          <table:table-cell table:style-name="ce2" table:formula="of:=AVERAGE([.E2:.E101])" office:value-type="float" office:value="17.39330896" calcext:value-type="float">
            <text:p>17,39330896</text:p>
          </table:table-cell>
          <table:table-cell table:style-name="ce2" table:formula="of:=AVERAGE([.F2:.F101])" office:value-type="float" office:value="18.19980764" calcext:value-type="float">
            <text:p>18,19980764</text:p>
          </table:table-cell>
          <table:table-cell/>
        </table:table-row>
        <table:table-row table:style-name="ro1">
          <table:table-cell table:style-name="ce2" office:value-type="string" calcext:value-type="string">
            <text:p>STD_DEV</text:p>
          </table:table-cell>
          <table:table-cell table:style-name="ce2" table:formula="of:=STDEV([.B2:.B101])" office:value-type="float" office:value="1.8919829844606" calcext:value-type="float">
            <text:p>1,8919829844606</text:p>
          </table:table-cell>
          <table:table-cell table:style-name="ce2" table:formula="of:=STDEV([.C2:.C101])" office:value-type="float" office:value="0.571903124033459" calcext:value-type="float">
            <text:p>0,571903124033459</text:p>
          </table:table-cell>
          <table:table-cell table:style-name="ce2" table:formula="of:=STDEV([.D2:.D101])" office:value-type="float" office:value="0.77636829964748" calcext:value-type="float">
            <text:p>0,77636829964748</text:p>
          </table:table-cell>
          <table:table-cell table:style-name="ce2" table:formula="of:=STDEV([.E2:.E101])" office:value-type="float" office:value="0.784901167684726" calcext:value-type="float">
            <text:p>0,784901167684726</text:p>
          </table:table-cell>
          <table:table-cell table:style-name="ce2" table:formula="of:=STDEV([.F2:.F101])" office:value-type="float" office:value="0.569687061713293" calcext:value-type="float">
            <text:p>0,569687061713293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13.077374" calcext:value-type="float">
            <text:p>13,077374</text:p>
          </table:table-cell>
          <table:table-cell office:value-type="float" office:value="10.193046" calcext:value-type="float">
            <text:p>10,193046</text:p>
          </table:table-cell>
          <table:table-cell office:value-type="float" office:value="16.167848" calcext:value-type="float">
            <text:p>16,167848</text:p>
          </table:table-cell>
          <table:table-cell office:value-type="float" office:value="17.050192" calcext:value-type="float">
            <text:p>17,050192</text:p>
          </table:table-cell>
          <table:table-cell office:value-type="float" office:value="16.21957" calcext:value-type="float">
            <text:p>16,21957</text:p>
          </table:table-cell>
          <table:table-cell table:style-name="ce1" office:value-type="string" calcext:value-type="string">
            <text:p>SEM OFF</text:p>
          </table:table-cell>
        </table:table-row>
        <table:table-row table:style-name="ro1">
          <table:table-cell/>
          <table:table-cell office:value-type="float" office:value="13.043543" calcext:value-type="float">
            <text:p>13,043543</text:p>
          </table:table-cell>
          <table:table-cell office:value-type="float" office:value="10.374945" calcext:value-type="float">
            <text:p>10,374945</text:p>
          </table:table-cell>
          <table:table-cell office:value-type="float" office:value="16.198908" calcext:value-type="float">
            <text:p>16,198908</text:p>
          </table:table-cell>
          <table:table-cell office:value-type="float" office:value="17.411815" calcext:value-type="float">
            <text:p>17,411815</text:p>
          </table:table-cell>
          <table:table-cell office:value-type="float" office:value="16.08625" calcext:value-type="float">
            <text:p>16,08625</text:p>
          </table:table-cell>
          <table:table-cell/>
        </table:table-row>
        <table:table-row table:style-name="ro1">
          <table:table-cell/>
          <table:table-cell office:value-type="float" office:value="13.015831" calcext:value-type="float">
            <text:p>13,015831</text:p>
          </table:table-cell>
          <table:table-cell office:value-type="float" office:value="10.265785" calcext:value-type="float">
            <text:p>10,265785</text:p>
          </table:table-cell>
          <table:table-cell office:value-type="float" office:value="16.374267" calcext:value-type="float">
            <text:p>16,374267</text:p>
          </table:table-cell>
          <table:table-cell office:value-type="float" office:value="17.316058" calcext:value-type="float">
            <text:p>17,316058</text:p>
          </table:table-cell>
          <table:table-cell office:value-type="float" office:value="16.421085" calcext:value-type="float">
            <text:p>16,421085</text:p>
          </table:table-cell>
          <table:table-cell/>
        </table:table-row>
        <table:table-row table:style-name="ro1">
          <table:table-cell/>
          <table:table-cell office:value-type="float" office:value="13.104917" calcext:value-type="float">
            <text:p>13,104917</text:p>
          </table:table-cell>
          <table:table-cell office:value-type="float" office:value="10.262164" calcext:value-type="float">
            <text:p>10,262164</text:p>
          </table:table-cell>
          <table:table-cell office:value-type="float" office:value="16.02728" calcext:value-type="float">
            <text:p>16,02728</text:p>
          </table:table-cell>
          <table:table-cell office:value-type="float" office:value="17.118264" calcext:value-type="float">
            <text:p>17,118264</text:p>
          </table:table-cell>
          <table:table-cell office:value-type="float" office:value="16.101312" calcext:value-type="float">
            <text:p>16,101312</text:p>
          </table:table-cell>
          <table:table-cell/>
        </table:table-row>
        <table:table-row table:style-name="ro1">
          <table:table-cell/>
          <table:table-cell office:value-type="float" office:value="13.195131" calcext:value-type="float">
            <text:p>13,195131</text:p>
          </table:table-cell>
          <table:table-cell office:value-type="float" office:value="10.135499" calcext:value-type="float">
            <text:p>10,135499</text:p>
          </table:table-cell>
          <table:table-cell office:value-type="float" office:value="16.068665" calcext:value-type="float">
            <text:p>16,068665</text:p>
          </table:table-cell>
          <table:table-cell office:value-type="float" office:value="17.401398" calcext:value-type="float">
            <text:p>17,401398</text:p>
          </table:table-cell>
          <table:table-cell office:value-type="float" office:value="16.372472" calcext:value-type="float">
            <text:p>16,372472</text:p>
          </table:table-cell>
          <table:table-cell/>
        </table:table-row>
        <table:table-row table:style-name="ro1">
          <table:table-cell/>
          <table:table-cell office:value-type="float" office:value="12.994641" calcext:value-type="float">
            <text:p>12,994641</text:p>
          </table:table-cell>
          <table:table-cell office:value-type="float" office:value="10.112952" calcext:value-type="float">
            <text:p>10,112952</text:p>
          </table:table-cell>
          <table:table-cell office:value-type="float" office:value="16.24214" calcext:value-type="float">
            <text:p>16,24214</text:p>
          </table:table-cell>
          <table:table-cell office:value-type="float" office:value="17.060736" calcext:value-type="float">
            <text:p>17,060736</text:p>
          </table:table-cell>
          <table:table-cell office:value-type="float" office:value="16.01741" calcext:value-type="float">
            <text:p>16,01741</text:p>
          </table:table-cell>
          <table:table-cell/>
        </table:table-row>
        <table:table-row table:style-name="ro1">
          <table:table-cell/>
          <table:table-cell office:value-type="float" office:value="13.167484" calcext:value-type="float">
            <text:p>13,167484</text:p>
          </table:table-cell>
          <table:table-cell office:value-type="float" office:value="10.309742" calcext:value-type="float">
            <text:p>10,309742</text:p>
          </table:table-cell>
          <table:table-cell office:value-type="float" office:value="15.996737" calcext:value-type="float">
            <text:p>15,996737</text:p>
          </table:table-cell>
          <table:table-cell office:value-type="float" office:value="17.243367" calcext:value-type="float">
            <text:p>17,243367</text:p>
          </table:table-cell>
          <table:table-cell office:value-type="float" office:value="16.395758" calcext:value-type="float">
            <text:p>16,395758</text:p>
          </table:table-cell>
          <table:table-cell/>
        </table:table-row>
        <table:table-row table:style-name="ro1">
          <table:table-cell/>
          <table:table-cell office:value-type="float" office:value="13.451291" calcext:value-type="float">
            <text:p>13,451291</text:p>
          </table:table-cell>
          <table:table-cell office:value-type="float" office:value="10.210485" calcext:value-type="float">
            <text:p>10,210485</text:p>
          </table:table-cell>
          <table:table-cell office:value-type="float" office:value="16.099215" calcext:value-type="float">
            <text:p>16,099215</text:p>
          </table:table-cell>
          <table:table-cell office:value-type="float" office:value="17.179908" calcext:value-type="float">
            <text:p>17,179908</text:p>
          </table:table-cell>
          <table:table-cell office:value-type="float" office:value="15.99524" calcext:value-type="float">
            <text:p>15,99524</text:p>
          </table:table-cell>
          <table:table-cell/>
        </table:table-row>
        <table:table-row table:style-name="ro1">
          <table:table-cell/>
          <table:table-cell office:value-type="float" office:value="13.332867" calcext:value-type="float">
            <text:p>13,332867</text:p>
          </table:table-cell>
          <table:table-cell office:value-type="float" office:value="10.189024" calcext:value-type="float">
            <text:p>10,189024</text:p>
          </table:table-cell>
          <table:table-cell office:value-type="float" office:value="16.039786" calcext:value-type="float">
            <text:p>16,039786</text:p>
          </table:table-cell>
          <table:table-cell office:value-type="float" office:value="17.137031" calcext:value-type="float">
            <text:p>17,137031</text:p>
          </table:table-cell>
          <table:table-cell office:value-type="float" office:value="16.295274" calcext:value-type="float">
            <text:p>16,295274</text:p>
          </table:table-cell>
          <table:table-cell/>
        </table:table-row>
        <table:table-row table:style-name="ro1">
          <table:table-cell/>
          <table:table-cell office:value-type="float" office:value="13.308592" calcext:value-type="float">
            <text:p>13,308592</text:p>
          </table:table-cell>
          <table:table-cell office:value-type="float" office:value="10.239305" calcext:value-type="float">
            <text:p>10,239305</text:p>
          </table:table-cell>
          <table:table-cell office:value-type="float" office:value="16.3067" calcext:value-type="float">
            <text:p>16,3067</text:p>
          </table:table-cell>
          <table:table-cell office:value-type="float" office:value="17.397238" calcext:value-type="float">
            <text:p>17,397238</text:p>
          </table:table-cell>
          <table:table-cell office:value-type="float" office:value="16.173232" calcext:value-type="float">
            <text:p>16,173232</text:p>
          </table:table-cell>
          <table:table-cell/>
        </table:table-row>
        <table:table-row table:style-name="ro1">
          <table:table-cell/>
          <table:table-cell office:value-type="float" office:value="13.42895" calcext:value-type="float">
            <text:p>13,42895</text:p>
          </table:table-cell>
          <table:table-cell office:value-type="float" office:value="10.405718" calcext:value-type="float">
            <text:p>10,405718</text:p>
          </table:table-cell>
          <table:table-cell office:value-type="float" office:value="16.348391" calcext:value-type="float">
            <text:p>16,348391</text:p>
          </table:table-cell>
          <table:table-cell office:value-type="float" office:value="17.185808" calcext:value-type="float">
            <text:p>17,185808</text:p>
          </table:table-cell>
          <table:table-cell office:value-type="float" office:value="16.31926" calcext:value-type="float">
            <text:p>16,31926</text:p>
          </table:table-cell>
          <table:table-cell/>
        </table:table-row>
        <table:table-row table:style-name="ro1">
          <table:table-cell/>
          <table:table-cell office:value-type="float" office:value="13.098466" calcext:value-type="float">
            <text:p>13,098466</text:p>
          </table:table-cell>
          <table:table-cell office:value-type="float" office:value="10.219029" calcext:value-type="float">
            <text:p>10,219029</text:p>
          </table:table-cell>
          <table:table-cell office:value-type="float" office:value="16.290556" calcext:value-type="float">
            <text:p>16,290556</text:p>
          </table:table-cell>
          <table:table-cell office:value-type="float" office:value="17.17606" calcext:value-type="float">
            <text:p>17,17606</text:p>
          </table:table-cell>
          <table:table-cell office:value-type="float" office:value="16.36077" calcext:value-type="float">
            <text:p>16,36077</text:p>
          </table:table-cell>
          <table:table-cell/>
        </table:table-row>
        <table:table-row table:style-name="ro1">
          <table:table-cell/>
          <table:table-cell office:value-type="float" office:value="13.438351" calcext:value-type="float">
            <text:p>13,438351</text:p>
          </table:table-cell>
          <table:table-cell office:value-type="float" office:value="10.207146" calcext:value-type="float">
            <text:p>10,207146</text:p>
          </table:table-cell>
          <table:table-cell office:value-type="float" office:value="16.188659" calcext:value-type="float">
            <text:p>16,188659</text:p>
          </table:table-cell>
          <table:table-cell office:value-type="float" office:value="17.069727" calcext:value-type="float">
            <text:p>17,069727</text:p>
          </table:table-cell>
          <table:table-cell office:value-type="float" office:value="16.334296" calcext:value-type="float">
            <text:p>16,334296</text:p>
          </table:table-cell>
          <table:table-cell/>
        </table:table-row>
        <table:table-row table:style-name="ro1">
          <table:table-cell/>
          <table:table-cell office:value-type="float" office:value="13.24017" calcext:value-type="float">
            <text:p>13,24017</text:p>
          </table:table-cell>
          <table:table-cell office:value-type="float" office:value="10.221495" calcext:value-type="float">
            <text:p>10,221495</text:p>
          </table:table-cell>
          <table:table-cell office:value-type="float" office:value="16.20423" calcext:value-type="float">
            <text:p>16,20423</text:p>
          </table:table-cell>
          <table:table-cell office:value-type="float" office:value="17.047784" calcext:value-type="float">
            <text:p>17,047784</text:p>
          </table:table-cell>
          <table:table-cell office:value-type="float" office:value="16.293648" calcext:value-type="float">
            <text:p>16,293648</text:p>
          </table:table-cell>
          <table:table-cell/>
        </table:table-row>
        <table:table-row table:style-name="ro1">
          <table:table-cell/>
          <table:table-cell office:value-type="float" office:value="13.316701" calcext:value-type="float">
            <text:p>13,316701</text:p>
          </table:table-cell>
          <table:table-cell office:value-type="float" office:value="10.084882" calcext:value-type="float">
            <text:p>10,084882</text:p>
          </table:table-cell>
          <table:table-cell office:value-type="float" office:value="16.304301" calcext:value-type="float">
            <text:p>16,304301</text:p>
          </table:table-cell>
          <table:table-cell office:value-type="float" office:value="17.146359" calcext:value-type="float">
            <text:p>17,146359</text:p>
          </table:table-cell>
          <table:table-cell office:value-type="float" office:value="16.303804" calcext:value-type="float">
            <text:p>16,303804</text:p>
          </table:table-cell>
          <table:table-cell/>
        </table:table-row>
        <table:table-row table:style-name="ro1">
          <table:table-cell/>
          <table:table-cell office:value-type="float" office:value="13.24226" calcext:value-type="float">
            <text:p>13,24226</text:p>
          </table:table-cell>
          <table:table-cell office:value-type="float" office:value="10.286114" calcext:value-type="float">
            <text:p>10,286114</text:p>
          </table:table-cell>
          <table:table-cell office:value-type="float" office:value="16.440031" calcext:value-type="float">
            <text:p>16,440031</text:p>
          </table:table-cell>
          <table:table-cell office:value-type="float" office:value="17.425622" calcext:value-type="float">
            <text:p>17,425622</text:p>
          </table:table-cell>
          <table:table-cell office:value-type="float" office:value="16.178352" calcext:value-type="float">
            <text:p>16,178352</text:p>
          </table:table-cell>
          <table:table-cell/>
        </table:table-row>
        <table:table-row table:style-name="ro1">
          <table:table-cell/>
          <table:table-cell office:value-type="float" office:value="13.406172" calcext:value-type="float">
            <text:p>13,406172</text:p>
          </table:table-cell>
          <table:table-cell office:value-type="float" office:value="10.351186" calcext:value-type="float">
            <text:p>10,351186</text:p>
          </table:table-cell>
          <table:table-cell office:value-type="float" office:value="16.270258" calcext:value-type="float">
            <text:p>16,270258</text:p>
          </table:table-cell>
          <table:table-cell office:value-type="float" office:value="17.019794" calcext:value-type="float">
            <text:p>17,019794</text:p>
          </table:table-cell>
          <table:table-cell office:value-type="float" office:value="16.238915" calcext:value-type="float">
            <text:p>16,238915</text:p>
          </table:table-cell>
          <table:table-cell/>
        </table:table-row>
        <table:table-row table:style-name="ro1">
          <table:table-cell/>
          <table:table-cell office:value-type="float" office:value="13.098237" calcext:value-type="float">
            <text:p>13,098237</text:p>
          </table:table-cell>
          <table:table-cell office:value-type="float" office:value="10.352267" calcext:value-type="float">
            <text:p>10,352267</text:p>
          </table:table-cell>
          <table:table-cell office:value-type="float" office:value="16.334283" calcext:value-type="float">
            <text:p>16,334283</text:p>
          </table:table-cell>
          <table:table-cell office:value-type="float" office:value="17.099883" calcext:value-type="float">
            <text:p>17,099883</text:p>
          </table:table-cell>
          <table:table-cell office:value-type="float" office:value="16.445285" calcext:value-type="float">
            <text:p>16,445285</text:p>
          </table:table-cell>
          <table:table-cell/>
        </table:table-row>
        <table:table-row table:style-name="ro1">
          <table:table-cell/>
          <table:table-cell office:value-type="float" office:value="13.302955" calcext:value-type="float">
            <text:p>13,302955</text:p>
          </table:table-cell>
          <table:table-cell office:value-type="float" office:value="10.091499" calcext:value-type="float">
            <text:p>10,091499</text:p>
          </table:table-cell>
          <table:table-cell office:value-type="float" office:value="16.254146" calcext:value-type="float">
            <text:p>16,254146</text:p>
          </table:table-cell>
          <table:table-cell office:value-type="float" office:value="17.342049" calcext:value-type="float">
            <text:p>17,342049</text:p>
          </table:table-cell>
          <table:table-cell office:value-type="float" office:value="15.984406" calcext:value-type="float">
            <text:p>15,984406</text:p>
          </table:table-cell>
          <table:table-cell/>
        </table:table-row>
        <table:table-row table:style-name="ro1">
          <table:table-cell/>
          <table:table-cell office:value-type="float" office:value="13.126674" calcext:value-type="float">
            <text:p>13,126674</text:p>
          </table:table-cell>
          <table:table-cell office:value-type="float" office:value="10.361955" calcext:value-type="float">
            <text:p>10,361955</text:p>
          </table:table-cell>
          <table:table-cell office:value-type="float" office:value="16.356417" calcext:value-type="float">
            <text:p>16,356417</text:p>
          </table:table-cell>
          <table:table-cell office:value-type="float" office:value="17.118182" calcext:value-type="float">
            <text:p>17,118182</text:p>
          </table:table-cell>
          <table:table-cell office:value-type="float" office:value="16.057163" calcext:value-type="float">
            <text:p>16,057163</text:p>
          </table:table-cell>
          <table:table-cell/>
        </table:table-row>
        <table:table-row table:style-name="ro1">
          <table:table-cell/>
          <table:table-cell office:value-type="float" office:value="13.002351" calcext:value-type="float">
            <text:p>13,002351</text:p>
          </table:table-cell>
          <table:table-cell office:value-type="float" office:value="10.146902" calcext:value-type="float">
            <text:p>10,146902</text:p>
          </table:table-cell>
          <table:table-cell office:value-type="float" office:value="16.344316" calcext:value-type="float">
            <text:p>16,344316</text:p>
          </table:table-cell>
          <table:table-cell office:value-type="float" office:value="17.10338" calcext:value-type="float">
            <text:p>17,10338</text:p>
          </table:table-cell>
          <table:table-cell office:value-type="float" office:value="16.1419" calcext:value-type="float">
            <text:p>16,1419</text:p>
          </table:table-cell>
          <table:table-cell/>
        </table:table-row>
        <table:table-row table:style-name="ro1">
          <table:table-cell/>
          <table:table-cell office:value-type="float" office:value="13.234212" calcext:value-type="float">
            <text:p>13,234212</text:p>
          </table:table-cell>
          <table:table-cell office:value-type="float" office:value="10.146247" calcext:value-type="float">
            <text:p>10,146247</text:p>
          </table:table-cell>
          <table:table-cell office:value-type="float" office:value="16.183729" calcext:value-type="float">
            <text:p>16,183729</text:p>
          </table:table-cell>
          <table:table-cell office:value-type="float" office:value="17.40126" calcext:value-type="float">
            <text:p>17,40126</text:p>
          </table:table-cell>
          <table:table-cell office:value-type="float" office:value="16.338897" calcext:value-type="float">
            <text:p>16,338897</text:p>
          </table:table-cell>
          <table:table-cell/>
        </table:table-row>
        <table:table-row table:style-name="ro1">
          <table:table-cell/>
          <table:table-cell office:value-type="float" office:value="13.034732" calcext:value-type="float">
            <text:p>13,034732</text:p>
          </table:table-cell>
          <table:table-cell office:value-type="float" office:value="10.454619" calcext:value-type="float">
            <text:p>10,454619</text:p>
          </table:table-cell>
          <table:table-cell office:value-type="float" office:value="16.224582" calcext:value-type="float">
            <text:p>16,224582</text:p>
          </table:table-cell>
          <table:table-cell office:value-type="float" office:value="17.007225" calcext:value-type="float">
            <text:p>17,007225</text:p>
          </table:table-cell>
          <table:table-cell office:value-type="float" office:value="16.090432" calcext:value-type="float">
            <text:p>16,090432</text:p>
          </table:table-cell>
          <table:table-cell/>
        </table:table-row>
        <table:table-row table:style-name="ro1">
          <table:table-cell/>
          <table:table-cell office:value-type="float" office:value="13.246988" calcext:value-type="float">
            <text:p>13,246988</text:p>
          </table:table-cell>
          <table:table-cell office:value-type="float" office:value="10.257062" calcext:value-type="float">
            <text:p>10,257062</text:p>
          </table:table-cell>
          <table:table-cell office:value-type="float" office:value="16.213249" calcext:value-type="float">
            <text:p>16,213249</text:p>
          </table:table-cell>
          <table:table-cell office:value-type="float" office:value="17.048095" calcext:value-type="float">
            <text:p>17,048095</text:p>
          </table:table-cell>
          <table:table-cell office:value-type="float" office:value="16.207326" calcext:value-type="float">
            <text:p>16,207326</text:p>
          </table:table-cell>
          <table:table-cell/>
        </table:table-row>
        <table:table-row table:style-name="ro1">
          <table:table-cell/>
          <table:table-cell office:value-type="float" office:value="13.047387" calcext:value-type="float">
            <text:p>13,047387</text:p>
          </table:table-cell>
          <table:table-cell office:value-type="float" office:value="10.135444" calcext:value-type="float">
            <text:p>10,135444</text:p>
          </table:table-cell>
          <table:table-cell office:value-type="float" office:value="16.365435" calcext:value-type="float">
            <text:p>16,365435</text:p>
          </table:table-cell>
          <table:table-cell office:value-type="float" office:value="17.371797" calcext:value-type="float">
            <text:p>17,371797</text:p>
          </table:table-cell>
          <table:table-cell office:value-type="float" office:value="16.045117" calcext:value-type="float">
            <text:p>16,045117</text:p>
          </table:table-cell>
          <table:table-cell/>
        </table:table-row>
        <table:table-row table:style-name="ro1">
          <table:table-cell/>
          <table:table-cell office:value-type="float" office:value="13.200528" calcext:value-type="float">
            <text:p>13,200528</text:p>
          </table:table-cell>
          <table:table-cell office:value-type="float" office:value="10.06594" calcext:value-type="float">
            <text:p>10,06594</text:p>
          </table:table-cell>
          <table:table-cell office:value-type="float" office:value="16.220355" calcext:value-type="float">
            <text:p>16,220355</text:p>
          </table:table-cell>
          <table:table-cell office:value-type="float" office:value="17.403488" calcext:value-type="float">
            <text:p>17,403488</text:p>
          </table:table-cell>
          <table:table-cell office:value-type="float" office:value="16.150216" calcext:value-type="float">
            <text:p>16,150216</text:p>
          </table:table-cell>
          <table:table-cell/>
        </table:table-row>
        <table:table-row table:style-name="ro1">
          <table:table-cell/>
          <table:table-cell office:value-type="float" office:value="13.043432" calcext:value-type="float">
            <text:p>13,043432</text:p>
          </table:table-cell>
          <table:table-cell office:value-type="float" office:value="10.370566" calcext:value-type="float">
            <text:p>10,370566</text:p>
          </table:table-cell>
          <table:table-cell office:value-type="float" office:value="16.120422" calcext:value-type="float">
            <text:p>16,120422</text:p>
          </table:table-cell>
          <table:table-cell office:value-type="float" office:value="17.02123" calcext:value-type="float">
            <text:p>17,02123</text:p>
          </table:table-cell>
          <table:table-cell office:value-type="float" office:value="16.228211" calcext:value-type="float">
            <text:p>16,228211</text:p>
          </table:table-cell>
          <table:table-cell/>
        </table:table-row>
        <table:table-row table:style-name="ro1">
          <table:table-cell/>
          <table:table-cell office:value-type="float" office:value="13.13084" calcext:value-type="float">
            <text:p>13,13084</text:p>
          </table:table-cell>
          <table:table-cell office:value-type="float" office:value="9.997053" calcext:value-type="float">
            <text:p>9,997053</text:p>
          </table:table-cell>
          <table:table-cell office:value-type="float" office:value="16.211206" calcext:value-type="float">
            <text:p>16,211206</text:p>
          </table:table-cell>
          <table:table-cell office:value-type="float" office:value="17.39161" calcext:value-type="float">
            <text:p>17,39161</text:p>
          </table:table-cell>
          <table:table-cell office:value-type="float" office:value="16.004913" calcext:value-type="float">
            <text:p>16,004913</text:p>
          </table:table-cell>
          <table:table-cell/>
        </table:table-row>
        <table:table-row table:style-name="ro1">
          <table:table-cell/>
          <table:table-cell office:value-type="float" office:value="13.077491" calcext:value-type="float">
            <text:p>13,077491</text:p>
          </table:table-cell>
          <table:table-cell office:value-type="float" office:value="10.146491" calcext:value-type="float">
            <text:p>10,146491</text:p>
          </table:table-cell>
          <table:table-cell office:value-type="float" office:value="16.241542" calcext:value-type="float">
            <text:p>16,241542</text:p>
          </table:table-cell>
          <table:table-cell office:value-type="float" office:value="17.263017" calcext:value-type="float">
            <text:p>17,263017</text:p>
          </table:table-cell>
          <table:table-cell office:value-type="float" office:value="16.306286" calcext:value-type="float">
            <text:p>16,306286</text:p>
          </table:table-cell>
          <table:table-cell/>
        </table:table-row>
        <table:table-row table:style-name="ro1">
          <table:table-cell/>
          <table:table-cell office:value-type="float" office:value="13.140841" calcext:value-type="float">
            <text:p>13,140841</text:p>
          </table:table-cell>
          <table:table-cell office:value-type="float" office:value="10.313629" calcext:value-type="float">
            <text:p>10,313629</text:p>
          </table:table-cell>
          <table:table-cell office:value-type="float" office:value="16.24516" calcext:value-type="float">
            <text:p>16,24516</text:p>
          </table:table-cell>
          <table:table-cell office:value-type="float" office:value="17.049015" calcext:value-type="float">
            <text:p>17,049015</text:p>
          </table:table-cell>
          <table:table-cell office:value-type="float" office:value="15.984459" calcext:value-type="float">
            <text:p>15,984459</text:p>
          </table:table-cell>
          <table:table-cell/>
        </table:table-row>
        <table:table-row table:style-name="ro1">
          <table:table-cell/>
          <table:table-cell office:value-type="float" office:value="13.280111" calcext:value-type="float">
            <text:p>13,280111</text:p>
          </table:table-cell>
          <table:table-cell office:value-type="float" office:value="10.298453" calcext:value-type="float">
            <text:p>10,298453</text:p>
          </table:table-cell>
          <table:table-cell office:value-type="float" office:value="16.013744" calcext:value-type="float">
            <text:p>16,013744</text:p>
          </table:table-cell>
          <table:table-cell office:value-type="float" office:value="17.307363" calcext:value-type="float">
            <text:p>17,307363</text:p>
          </table:table-cell>
          <table:table-cell office:value-type="float" office:value="16.430017" calcext:value-type="float">
            <text:p>16,430017</text:p>
          </table:table-cell>
          <table:table-cell/>
        </table:table-row>
        <table:table-row table:style-name="ro1">
          <table:table-cell/>
          <table:table-cell office:value-type="float" office:value="13.44457" calcext:value-type="float">
            <text:p>13,44457</text:p>
          </table:table-cell>
          <table:table-cell office:value-type="float" office:value="10.41402" calcext:value-type="float">
            <text:p>10,41402</text:p>
          </table:table-cell>
          <table:table-cell office:value-type="float" office:value="16.018316" calcext:value-type="float">
            <text:p>16,018316</text:p>
          </table:table-cell>
          <table:table-cell office:value-type="float" office:value="17.213955" calcext:value-type="float">
            <text:p>17,213955</text:p>
          </table:table-cell>
          <table:table-cell office:value-type="float" office:value="16.124244" calcext:value-type="float">
            <text:p>16,124244</text:p>
          </table:table-cell>
          <table:table-cell/>
        </table:table-row>
        <table:table-row table:style-name="ro1">
          <table:table-cell/>
          <table:table-cell office:value-type="float" office:value="13.449147" calcext:value-type="float">
            <text:p>13,449147</text:p>
          </table:table-cell>
          <table:table-cell office:value-type="float" office:value="10.302495" calcext:value-type="float">
            <text:p>10,302495</text:p>
          </table:table-cell>
          <table:table-cell office:value-type="float" office:value="16.096809" calcext:value-type="float">
            <text:p>16,096809</text:p>
          </table:table-cell>
          <table:table-cell office:value-type="float" office:value="17.018169" calcext:value-type="float">
            <text:p>17,018169</text:p>
          </table:table-cell>
          <table:table-cell office:value-type="float" office:value="16.062843" calcext:value-type="float">
            <text:p>16,062843</text:p>
          </table:table-cell>
          <table:table-cell/>
        </table:table-row>
        <table:table-row table:style-name="ro1">
          <table:table-cell/>
          <table:table-cell office:value-type="float" office:value="13.096494" calcext:value-type="float">
            <text:p>13,096494</text:p>
          </table:table-cell>
          <table:table-cell office:value-type="float" office:value="10.103214" calcext:value-type="float">
            <text:p>10,103214</text:p>
          </table:table-cell>
          <table:table-cell office:value-type="float" office:value="16.197967" calcext:value-type="float">
            <text:p>16,197967</text:p>
          </table:table-cell>
          <table:table-cell office:value-type="float" office:value="17.066318" calcext:value-type="float">
            <text:p>17,066318</text:p>
          </table:table-cell>
          <table:table-cell office:value-type="float" office:value="16.193964" calcext:value-type="float">
            <text:p>16,193964</text:p>
          </table:table-cell>
          <table:table-cell/>
        </table:table-row>
        <table:table-row table:style-name="ro1">
          <table:table-cell/>
          <table:table-cell office:value-type="float" office:value="13.356119" calcext:value-type="float">
            <text:p>13,356119</text:p>
          </table:table-cell>
          <table:table-cell office:value-type="float" office:value="10.080643" calcext:value-type="float">
            <text:p>10,080643</text:p>
          </table:table-cell>
          <table:table-cell office:value-type="float" office:value="16.157084" calcext:value-type="float">
            <text:p>16,157084</text:p>
          </table:table-cell>
          <table:table-cell office:value-type="float" office:value="17.014495" calcext:value-type="float">
            <text:p>17,014495</text:p>
          </table:table-cell>
          <table:table-cell office:value-type="float" office:value="16.122893" calcext:value-type="float">
            <text:p>16,122893</text:p>
          </table:table-cell>
          <table:table-cell/>
        </table:table-row>
        <table:table-row table:style-name="ro1">
          <table:table-cell/>
          <table:table-cell office:value-type="float" office:value="13.206911" calcext:value-type="float">
            <text:p>13,206911</text:p>
          </table:table-cell>
          <table:table-cell office:value-type="float" office:value="10.059817" calcext:value-type="float">
            <text:p>10,059817</text:p>
          </table:table-cell>
          <table:table-cell office:value-type="float" office:value="16.368281" calcext:value-type="float">
            <text:p>16,368281</text:p>
          </table:table-cell>
          <table:table-cell office:value-type="float" office:value="17.39724" calcext:value-type="float">
            <text:p>17,39724</text:p>
          </table:table-cell>
          <table:table-cell office:value-type="float" office:value="16.449655" calcext:value-type="float">
            <text:p>16,449655</text:p>
          </table:table-cell>
          <table:table-cell/>
        </table:table-row>
        <table:table-row table:style-name="ro1">
          <table:table-cell/>
          <table:table-cell office:value-type="float" office:value="13.345372" calcext:value-type="float">
            <text:p>13,345372</text:p>
          </table:table-cell>
          <table:table-cell office:value-type="float" office:value="10.214866" calcext:value-type="float">
            <text:p>10,214866</text:p>
          </table:table-cell>
          <table:table-cell office:value-type="float" office:value="16.032977" calcext:value-type="float">
            <text:p>16,032977</text:p>
          </table:table-cell>
          <table:table-cell office:value-type="float" office:value="17.067678" calcext:value-type="float">
            <text:p>17,067678</text:p>
          </table:table-cell>
          <table:table-cell office:value-type="float" office:value="16.121265" calcext:value-type="float">
            <text:p>16,121265</text:p>
          </table:table-cell>
          <table:table-cell/>
        </table:table-row>
        <table:table-row table:style-name="ro1">
          <table:table-cell/>
          <table:table-cell office:value-type="float" office:value="13.176155" calcext:value-type="float">
            <text:p>13,176155</text:p>
          </table:table-cell>
          <table:table-cell office:value-type="float" office:value="10.007354" calcext:value-type="float">
            <text:p>10,007354</text:p>
          </table:table-cell>
          <table:table-cell office:value-type="float" office:value="16.060507" calcext:value-type="float">
            <text:p>16,060507</text:p>
          </table:table-cell>
          <table:table-cell office:value-type="float" office:value="17.352991" calcext:value-type="float">
            <text:p>17,352991</text:p>
          </table:table-cell>
          <table:table-cell office:value-type="float" office:value="16.264878" calcext:value-type="float">
            <text:p>16,264878</text:p>
          </table:table-cell>
          <table:table-cell/>
        </table:table-row>
        <table:table-row table:style-name="ro1">
          <table:table-cell/>
          <table:table-cell office:value-type="float" office:value="13.372793" calcext:value-type="float">
            <text:p>13,372793</text:p>
          </table:table-cell>
          <table:table-cell office:value-type="float" office:value="10.307997" calcext:value-type="float">
            <text:p>10,307997</text:p>
          </table:table-cell>
          <table:table-cell office:value-type="float" office:value="16.088925" calcext:value-type="float">
            <text:p>16,088925</text:p>
          </table:table-cell>
          <table:table-cell office:value-type="float" office:value="17.190237" calcext:value-type="float">
            <text:p>17,190237</text:p>
          </table:table-cell>
          <table:table-cell office:value-type="float" office:value="16.346382" calcext:value-type="float">
            <text:p>16,346382</text:p>
          </table:table-cell>
          <table:table-cell/>
        </table:table-row>
        <table:table-row table:style-name="ro1">
          <table:table-cell/>
          <table:table-cell office:value-type="float" office:value="13.449738" calcext:value-type="float">
            <text:p>13,449738</text:p>
          </table:table-cell>
          <table:table-cell office:value-type="float" office:value="10.069688" calcext:value-type="float">
            <text:p>10,069688</text:p>
          </table:table-cell>
          <table:table-cell office:value-type="float" office:value="16.259824" calcext:value-type="float">
            <text:p>16,259824</text:p>
          </table:table-cell>
          <table:table-cell office:value-type="float" office:value="17.131693" calcext:value-type="float">
            <text:p>17,131693</text:p>
          </table:table-cell>
          <table:table-cell office:value-type="float" office:value="16.383282" calcext:value-type="float">
            <text:p>16,383282</text:p>
          </table:table-cell>
          <table:table-cell/>
        </table:table-row>
        <table:table-row table:style-name="ro1">
          <table:table-cell/>
          <table:table-cell office:value-type="float" office:value="13.321653" calcext:value-type="float">
            <text:p>13,321653</text:p>
          </table:table-cell>
          <table:table-cell office:value-type="float" office:value="10.202013" calcext:value-type="float">
            <text:p>10,202013</text:p>
          </table:table-cell>
          <table:table-cell office:value-type="float" office:value="16.253778" calcext:value-type="float">
            <text:p>16,253778</text:p>
          </table:table-cell>
          <table:table-cell office:value-type="float" office:value="17.107363" calcext:value-type="float">
            <text:p>17,107363</text:p>
          </table:table-cell>
          <table:table-cell office:value-type="float" office:value="16.005072" calcext:value-type="float">
            <text:p>16,005072</text:p>
          </table:table-cell>
          <table:table-cell/>
        </table:table-row>
        <table:table-row table:style-name="ro1">
          <table:table-cell/>
          <table:table-cell office:value-type="float" office:value="13.146865" calcext:value-type="float">
            <text:p>13,146865</text:p>
          </table:table-cell>
          <table:table-cell office:value-type="float" office:value="10.031772" calcext:value-type="float">
            <text:p>10,031772</text:p>
          </table:table-cell>
          <table:table-cell office:value-type="float" office:value="15.986859" calcext:value-type="float">
            <text:p>15,986859</text:p>
          </table:table-cell>
          <table:table-cell office:value-type="float" office:value="17.251689" calcext:value-type="float">
            <text:p>17,251689</text:p>
          </table:table-cell>
          <table:table-cell office:value-type="float" office:value="16.160963" calcext:value-type="float">
            <text:p>16,160963</text:p>
          </table:table-cell>
          <table:table-cell/>
        </table:table-row>
        <table:table-row table:style-name="ro1">
          <table:table-cell/>
          <table:table-cell office:value-type="float" office:value="13.121083" calcext:value-type="float">
            <text:p>13,121083</text:p>
          </table:table-cell>
          <table:table-cell office:value-type="float" office:value="10.297567" calcext:value-type="float">
            <text:p>10,297567</text:p>
          </table:table-cell>
          <table:table-cell office:value-type="float" office:value="16.206352" calcext:value-type="float">
            <text:p>16,206352</text:p>
          </table:table-cell>
          <table:table-cell office:value-type="float" office:value="17.211428" calcext:value-type="float">
            <text:p>17,211428</text:p>
          </table:table-cell>
          <table:table-cell office:value-type="float" office:value="16.168141" calcext:value-type="float">
            <text:p>16,168141</text:p>
          </table:table-cell>
          <table:table-cell/>
        </table:table-row>
        <table:table-row table:style-name="ro1">
          <table:table-cell/>
          <table:table-cell office:value-type="float" office:value="13.203843" calcext:value-type="float">
            <text:p>13,203843</text:p>
          </table:table-cell>
          <table:table-cell office:value-type="float" office:value="10.451224" calcext:value-type="float">
            <text:p>10,451224</text:p>
          </table:table-cell>
          <table:table-cell office:value-type="float" office:value="16.454925" calcext:value-type="float">
            <text:p>16,454925</text:p>
          </table:table-cell>
          <table:table-cell office:value-type="float" office:value="16.991027" calcext:value-type="float">
            <text:p>16,991027</text:p>
          </table:table-cell>
          <table:table-cell office:value-type="float" office:value="16.337459" calcext:value-type="float">
            <text:p>16,337459</text:p>
          </table:table-cell>
          <table:table-cell/>
        </table:table-row>
        <table:table-row table:style-name="ro1">
          <table:table-cell/>
          <table:table-cell office:value-type="float" office:value="13.057979" calcext:value-type="float">
            <text:p>13,057979</text:p>
          </table:table-cell>
          <table:table-cell office:value-type="float" office:value="10.348558" calcext:value-type="float">
            <text:p>10,348558</text:p>
          </table:table-cell>
          <table:table-cell office:value-type="float" office:value="16.059678" calcext:value-type="float">
            <text:p>16,059678</text:p>
          </table:table-cell>
          <table:table-cell office:value-type="float" office:value="17.336748" calcext:value-type="float">
            <text:p>17,336748</text:p>
          </table:table-cell>
          <table:table-cell office:value-type="float" office:value="16.332453" calcext:value-type="float">
            <text:p>16,332453</text:p>
          </table:table-cell>
          <table:table-cell/>
        </table:table-row>
        <table:table-row table:style-name="ro1">
          <table:table-cell/>
          <table:table-cell office:value-type="float" office:value="13.256971" calcext:value-type="float">
            <text:p>13,256971</text:p>
          </table:table-cell>
          <table:table-cell office:value-type="float" office:value="10.218896" calcext:value-type="float">
            <text:p>10,218896</text:p>
          </table:table-cell>
          <table:table-cell office:value-type="float" office:value="16.051817" calcext:value-type="float">
            <text:p>16,051817</text:p>
          </table:table-cell>
          <table:table-cell office:value-type="float" office:value="17.217972" calcext:value-type="float">
            <text:p>17,217972</text:p>
          </table:table-cell>
          <table:table-cell office:value-type="float" office:value="16.454401" calcext:value-type="float">
            <text:p>16,454401</text:p>
          </table:table-cell>
          <table:table-cell/>
        </table:table-row>
        <table:table-row table:style-name="ro1">
          <table:table-cell/>
          <table:table-cell office:value-type="float" office:value="13.421893" calcext:value-type="float">
            <text:p>13,421893</text:p>
          </table:table-cell>
          <table:table-cell office:value-type="float" office:value="10.123376" calcext:value-type="float">
            <text:p>10,123376</text:p>
          </table:table-cell>
          <table:table-cell office:value-type="float" office:value="16.413044" calcext:value-type="float">
            <text:p>16,413044</text:p>
          </table:table-cell>
          <table:table-cell office:value-type="float" office:value="17.002908" calcext:value-type="float">
            <text:p>17,002908</text:p>
          </table:table-cell>
          <table:table-cell office:value-type="float" office:value="16.205463" calcext:value-type="float">
            <text:p>16,205463</text:p>
          </table:table-cell>
          <table:table-cell/>
        </table:table-row>
        <table:table-row table:style-name="ro1">
          <table:table-cell/>
          <table:table-cell office:value-type="float" office:value="13.125217" calcext:value-type="float">
            <text:p>13,125217</text:p>
          </table:table-cell>
          <table:table-cell office:value-type="float" office:value="10.423272" calcext:value-type="float">
            <text:p>10,423272</text:p>
          </table:table-cell>
          <table:table-cell office:value-type="float" office:value="16.090943" calcext:value-type="float">
            <text:p>16,090943</text:p>
          </table:table-cell>
          <table:table-cell office:value-type="float" office:value="17.302659" calcext:value-type="float">
            <text:p>17,302659</text:p>
          </table:table-cell>
          <table:table-cell office:value-type="float" office:value="16.324053" calcext:value-type="float">
            <text:p>16,324053</text:p>
          </table:table-cell>
          <table:table-cell/>
        </table:table-row>
        <table:table-row table:style-name="ro1">
          <table:table-cell/>
          <table:table-cell office:value-type="float" office:value="13.264396" calcext:value-type="float">
            <text:p>13,264396</text:p>
          </table:table-cell>
          <table:table-cell office:value-type="float" office:value="10.027256" calcext:value-type="float">
            <text:p>10,027256</text:p>
          </table:table-cell>
          <table:table-cell office:value-type="float" office:value="16.453744" calcext:value-type="float">
            <text:p>16,453744</text:p>
          </table:table-cell>
          <table:table-cell office:value-type="float" office:value="17.007928" calcext:value-type="float">
            <text:p>17,007928</text:p>
          </table:table-cell>
          <table:table-cell office:value-type="float" office:value="16.055835" calcext:value-type="float">
            <text:p>16,055835</text:p>
          </table:table-cell>
          <table:table-cell/>
        </table:table-row>
        <table:table-row table:style-name="ro1">
          <table:table-cell/>
          <table:table-cell office:value-type="float" office:value="13.236249" calcext:value-type="float">
            <text:p>13,236249</text:p>
          </table:table-cell>
          <table:table-cell office:value-type="float" office:value="10.112216" calcext:value-type="float">
            <text:p>10,112216</text:p>
          </table:table-cell>
          <table:table-cell office:value-type="float" office:value="16.278" calcext:value-type="float">
            <text:p>16,278</text:p>
          </table:table-cell>
          <table:table-cell office:value-type="float" office:value="17.144967" calcext:value-type="float">
            <text:p>17,144967</text:p>
          </table:table-cell>
          <table:table-cell office:value-type="float" office:value="16.176979" calcext:value-type="float">
            <text:p>16,176979</text:p>
          </table:table-cell>
          <table:table-cell/>
        </table:table-row>
        <table:table-row table:style-name="ro1">
          <table:table-cell/>
          <table:table-cell office:value-type="float" office:value="13.050956" calcext:value-type="float">
            <text:p>13,050956</text:p>
          </table:table-cell>
          <table:table-cell office:value-type="float" office:value="10.36513" calcext:value-type="float">
            <text:p>10,36513</text:p>
          </table:table-cell>
          <table:table-cell office:value-type="float" office:value="16.02856" calcext:value-type="float">
            <text:p>16,02856</text:p>
          </table:table-cell>
          <table:table-cell office:value-type="float" office:value="17.379646" calcext:value-type="float">
            <text:p>17,379646</text:p>
          </table:table-cell>
          <table:table-cell office:value-type="float" office:value="16.434498" calcext:value-type="float">
            <text:p>16,434498</text:p>
          </table:table-cell>
          <table:table-cell/>
        </table:table-row>
        <table:table-row table:style-name="ro1">
          <table:table-cell/>
          <table:table-cell office:value-type="float" office:value="13.370308" calcext:value-type="float">
            <text:p>13,370308</text:p>
          </table:table-cell>
          <table:table-cell office:value-type="float" office:value="10.197043" calcext:value-type="float">
            <text:p>10,197043</text:p>
          </table:table-cell>
          <table:table-cell office:value-type="float" office:value="16.263887" calcext:value-type="float">
            <text:p>16,263887</text:p>
          </table:table-cell>
          <table:table-cell office:value-type="float" office:value="17.10199" calcext:value-type="float">
            <text:p>17,10199</text:p>
          </table:table-cell>
          <table:table-cell office:value-type="float" office:value="16.177901" calcext:value-type="float">
            <text:p>16,177901</text:p>
          </table:table-cell>
          <table:table-cell/>
        </table:table-row>
        <table:table-row table:style-name="ro1">
          <table:table-cell/>
          <table:table-cell office:value-type="float" office:value="13.162276" calcext:value-type="float">
            <text:p>13,162276</text:p>
          </table:table-cell>
          <table:table-cell office:value-type="float" office:value="10.043076" calcext:value-type="float">
            <text:p>10,043076</text:p>
          </table:table-cell>
          <table:table-cell office:value-type="float" office:value="16.001642" calcext:value-type="float">
            <text:p>16,001642</text:p>
          </table:table-cell>
          <table:table-cell office:value-type="float" office:value="17.148987" calcext:value-type="float">
            <text:p>17,148987</text:p>
          </table:table-cell>
          <table:table-cell office:value-type="float" office:value="16.380073" calcext:value-type="float">
            <text:p>16,380073</text:p>
          </table:table-cell>
          <table:table-cell/>
        </table:table-row>
        <table:table-row table:style-name="ro1">
          <table:table-cell/>
          <table:table-cell office:value-type="float" office:value="13.24811" calcext:value-type="float">
            <text:p>13,24811</text:p>
          </table:table-cell>
          <table:table-cell office:value-type="float" office:value="10.135261" calcext:value-type="float">
            <text:p>10,135261</text:p>
          </table:table-cell>
          <table:table-cell office:value-type="float" office:value="16.276387" calcext:value-type="float">
            <text:p>16,276387</text:p>
          </table:table-cell>
          <table:table-cell office:value-type="float" office:value="16.996793" calcext:value-type="float">
            <text:p>16,996793</text:p>
          </table:table-cell>
          <table:table-cell office:value-type="float" office:value="16.244534" calcext:value-type="float">
            <text:p>16,244534</text:p>
          </table:table-cell>
          <table:table-cell/>
        </table:table-row>
        <table:table-row table:style-name="ro1">
          <table:table-cell/>
          <table:table-cell office:value-type="float" office:value="13.390883" calcext:value-type="float">
            <text:p>13,390883</text:p>
          </table:table-cell>
          <table:table-cell office:value-type="float" office:value="10.33816" calcext:value-type="float">
            <text:p>10,33816</text:p>
          </table:table-cell>
          <table:table-cell office:value-type="float" office:value="16.001274" calcext:value-type="float">
            <text:p>16,001274</text:p>
          </table:table-cell>
          <table:table-cell office:value-type="float" office:value="17.122527" calcext:value-type="float">
            <text:p>17,122527</text:p>
          </table:table-cell>
          <table:table-cell office:value-type="float" office:value="16.109702" calcext:value-type="float">
            <text:p>16,109702</text:p>
          </table:table-cell>
          <table:table-cell/>
        </table:table-row>
        <table:table-row table:style-name="ro1">
          <table:table-cell/>
          <table:table-cell office:value-type="float" office:value="13.314077" calcext:value-type="float">
            <text:p>13,314077</text:p>
          </table:table-cell>
          <table:table-cell office:value-type="float" office:value="10.125923" calcext:value-type="float">
            <text:p>10,125923</text:p>
          </table:table-cell>
          <table:table-cell office:value-type="float" office:value="16.453106" calcext:value-type="float">
            <text:p>16,453106</text:p>
          </table:table-cell>
          <table:table-cell office:value-type="float" office:value="17.08029" calcext:value-type="float">
            <text:p>17,08029</text:p>
          </table:table-cell>
          <table:table-cell office:value-type="float" office:value="16.176377" calcext:value-type="float">
            <text:p>16,176377</text:p>
          </table:table-cell>
          <table:table-cell/>
        </table:table-row>
        <table:table-row table:style-name="ro1">
          <table:table-cell/>
          <table:table-cell office:value-type="float" office:value="13.339101" calcext:value-type="float">
            <text:p>13,339101</text:p>
          </table:table-cell>
          <table:table-cell office:value-type="float" office:value="10.29585" calcext:value-type="float">
            <text:p>10,29585</text:p>
          </table:table-cell>
          <table:table-cell office:value-type="float" office:value="16.105729" calcext:value-type="float">
            <text:p>16,105729</text:p>
          </table:table-cell>
          <table:table-cell office:value-type="float" office:value="17.260719" calcext:value-type="float">
            <text:p>17,260719</text:p>
          </table:table-cell>
          <table:table-cell office:value-type="float" office:value="16.250865" calcext:value-type="float">
            <text:p>16,250865</text:p>
          </table:table-cell>
          <table:table-cell/>
        </table:table-row>
        <table:table-row table:style-name="ro1">
          <table:table-cell/>
          <table:table-cell office:value-type="float" office:value="13.029469" calcext:value-type="float">
            <text:p>13,029469</text:p>
          </table:table-cell>
          <table:table-cell office:value-type="float" office:value="10.434872" calcext:value-type="float">
            <text:p>10,434872</text:p>
          </table:table-cell>
          <table:table-cell office:value-type="float" office:value="16.354079" calcext:value-type="float">
            <text:p>16,354079</text:p>
          </table:table-cell>
          <table:table-cell office:value-type="float" office:value="17.108182" calcext:value-type="float">
            <text:p>17,108182</text:p>
          </table:table-cell>
          <table:table-cell office:value-type="float" office:value="16.259809" calcext:value-type="float">
            <text:p>16,259809</text:p>
          </table:table-cell>
          <table:table-cell/>
        </table:table-row>
        <table:table-row table:style-name="ro1">
          <table:table-cell/>
          <table:table-cell office:value-type="float" office:value="13.111451" calcext:value-type="float">
            <text:p>13,111451</text:p>
          </table:table-cell>
          <table:table-cell office:value-type="float" office:value="10.216066" calcext:value-type="float">
            <text:p>10,216066</text:p>
          </table:table-cell>
          <table:table-cell office:value-type="float" office:value="16.157738" calcext:value-type="float">
            <text:p>16,157738</text:p>
          </table:table-cell>
          <table:table-cell office:value-type="float" office:value="17.392742" calcext:value-type="float">
            <text:p>17,392742</text:p>
          </table:table-cell>
          <table:table-cell office:value-type="float" office:value="16.019741" calcext:value-type="float">
            <text:p>16,019741</text:p>
          </table:table-cell>
          <table:table-cell/>
        </table:table-row>
        <table:table-row table:style-name="ro1">
          <table:table-cell/>
          <table:table-cell office:value-type="float" office:value="13.267589" calcext:value-type="float">
            <text:p>13,267589</text:p>
          </table:table-cell>
          <table:table-cell office:value-type="float" office:value="9.987016" calcext:value-type="float">
            <text:p>9,987016</text:p>
          </table:table-cell>
          <table:table-cell office:value-type="float" office:value="16.164667" calcext:value-type="float">
            <text:p>16,164667</text:p>
          </table:table-cell>
          <table:table-cell office:value-type="float" office:value="17.113723" calcext:value-type="float">
            <text:p>17,113723</text:p>
          </table:table-cell>
          <table:table-cell office:value-type="float" office:value="16.119835" calcext:value-type="float">
            <text:p>16,119835</text:p>
          </table:table-cell>
          <table:table-cell/>
        </table:table-row>
        <table:table-row table:style-name="ro1">
          <table:table-cell/>
          <table:table-cell office:value-type="float" office:value="13.186061" calcext:value-type="float">
            <text:p>13,186061</text:p>
          </table:table-cell>
          <table:table-cell office:value-type="float" office:value="9.987791" calcext:value-type="float">
            <text:p>9,987791</text:p>
          </table:table-cell>
          <table:table-cell office:value-type="float" office:value="16.453005" calcext:value-type="float">
            <text:p>16,453005</text:p>
          </table:table-cell>
          <table:table-cell office:value-type="float" office:value="17.143833" calcext:value-type="float">
            <text:p>17,143833</text:p>
          </table:table-cell>
          <table:table-cell office:value-type="float" office:value="16.026832" calcext:value-type="float">
            <text:p>16,026832</text:p>
          </table:table-cell>
          <table:table-cell/>
        </table:table-row>
        <table:table-row table:style-name="ro1">
          <table:table-cell/>
          <table:table-cell office:value-type="float" office:value="13.297538" calcext:value-type="float">
            <text:p>13,297538</text:p>
          </table:table-cell>
          <table:table-cell office:value-type="float" office:value="10.11062" calcext:value-type="float">
            <text:p>10,11062</text:p>
          </table:table-cell>
          <table:table-cell office:value-type="float" office:value="16.060122" calcext:value-type="float">
            <text:p>16,060122</text:p>
          </table:table-cell>
          <table:table-cell office:value-type="float" office:value="17.277318" calcext:value-type="float">
            <text:p>17,277318</text:p>
          </table:table-cell>
          <table:table-cell office:value-type="float" office:value="16.079457" calcext:value-type="float">
            <text:p>16,079457</text:p>
          </table:table-cell>
          <table:table-cell/>
        </table:table-row>
        <table:table-row table:style-name="ro1">
          <table:table-cell/>
          <table:table-cell office:value-type="float" office:value="13.092112" calcext:value-type="float">
            <text:p>13,092112</text:p>
          </table:table-cell>
          <table:table-cell office:value-type="float" office:value="10.229646" calcext:value-type="float">
            <text:p>10,229646</text:p>
          </table:table-cell>
          <table:table-cell office:value-type="float" office:value="16.292931" calcext:value-type="float">
            <text:p>16,292931</text:p>
          </table:table-cell>
          <table:table-cell office:value-type="float" office:value="17.06347" calcext:value-type="float">
            <text:p>17,06347</text:p>
          </table:table-cell>
          <table:table-cell office:value-type="float" office:value="16.169733" calcext:value-type="float">
            <text:p>16,169733</text:p>
          </table:table-cell>
          <table:table-cell/>
        </table:table-row>
        <table:table-row table:style-name="ro1">
          <table:table-cell/>
          <table:table-cell office:value-type="float" office:value="13.295098" calcext:value-type="float">
            <text:p>13,295098</text:p>
          </table:table-cell>
          <table:table-cell office:value-type="float" office:value="10.255743" calcext:value-type="float">
            <text:p>10,255743</text:p>
          </table:table-cell>
          <table:table-cell office:value-type="float" office:value="16.077195" calcext:value-type="float">
            <text:p>16,077195</text:p>
          </table:table-cell>
          <table:table-cell office:value-type="float" office:value="17.028902" calcext:value-type="float">
            <text:p>17,028902</text:p>
          </table:table-cell>
          <table:table-cell office:value-type="float" office:value="16.025724" calcext:value-type="float">
            <text:p>16,025724</text:p>
          </table:table-cell>
          <table:table-cell/>
        </table:table-row>
        <table:table-row table:style-name="ro1">
          <table:table-cell/>
          <table:table-cell office:value-type="float" office:value="13.359468" calcext:value-type="float">
            <text:p>13,359468</text:p>
          </table:table-cell>
          <table:table-cell office:value-type="float" office:value="10.428669" calcext:value-type="float">
            <text:p>10,428669</text:p>
          </table:table-cell>
          <table:table-cell office:value-type="float" office:value="16.461373" calcext:value-type="float">
            <text:p>16,461373</text:p>
          </table:table-cell>
          <table:table-cell office:value-type="float" office:value="17.085192" calcext:value-type="float">
            <text:p>17,085192</text:p>
          </table:table-cell>
          <table:table-cell office:value-type="float" office:value="16.322917" calcext:value-type="float">
            <text:p>16,322917</text:p>
          </table:table-cell>
          <table:table-cell/>
        </table:table-row>
        <table:table-row table:style-name="ro1">
          <table:table-cell/>
          <table:table-cell office:value-type="float" office:value="13.026996" calcext:value-type="float">
            <text:p>13,026996</text:p>
          </table:table-cell>
          <table:table-cell office:value-type="float" office:value="9.991439" calcext:value-type="float">
            <text:p>9,991439</text:p>
          </table:table-cell>
          <table:table-cell office:value-type="float" office:value="16.304623" calcext:value-type="float">
            <text:p>16,304623</text:p>
          </table:table-cell>
          <table:table-cell office:value-type="float" office:value="17.156624" calcext:value-type="float">
            <text:p>17,156624</text:p>
          </table:table-cell>
          <table:table-cell office:value-type="float" office:value="16.188337" calcext:value-type="float">
            <text:p>16,188337</text:p>
          </table:table-cell>
          <table:table-cell/>
        </table:table-row>
        <table:table-row table:style-name="ro1">
          <table:table-cell/>
          <table:table-cell office:value-type="float" office:value="13.000022" calcext:value-type="float">
            <text:p>13,000022</text:p>
          </table:table-cell>
          <table:table-cell office:value-type="float" office:value="10.374527" calcext:value-type="float">
            <text:p>10,374527</text:p>
          </table:table-cell>
          <table:table-cell office:value-type="float" office:value="16.069554" calcext:value-type="float">
            <text:p>16,069554</text:p>
          </table:table-cell>
          <table:table-cell office:value-type="float" office:value="17.395714" calcext:value-type="float">
            <text:p>17,395714</text:p>
          </table:table-cell>
          <table:table-cell office:value-type="float" office:value="16.041636" calcext:value-type="float">
            <text:p>16,041636</text:p>
          </table:table-cell>
          <table:table-cell/>
        </table:table-row>
        <table:table-row table:style-name="ro1">
          <table:table-cell/>
          <table:table-cell office:value-type="float" office:value="13.102902" calcext:value-type="float">
            <text:p>13,102902</text:p>
          </table:table-cell>
          <table:table-cell office:value-type="float" office:value="10.210759" calcext:value-type="float">
            <text:p>10,210759</text:p>
          </table:table-cell>
          <table:table-cell office:value-type="float" office:value="16.434925" calcext:value-type="float">
            <text:p>16,434925</text:p>
          </table:table-cell>
          <table:table-cell office:value-type="float" office:value="17.401095" calcext:value-type="float">
            <text:p>17,401095</text:p>
          </table:table-cell>
          <table:table-cell office:value-type="float" office:value="16.043397" calcext:value-type="float">
            <text:p>16,043397</text:p>
          </table:table-cell>
          <table:table-cell/>
        </table:table-row>
        <table:table-row table:style-name="ro1">
          <table:table-cell/>
          <table:table-cell office:value-type="float" office:value="13.073154" calcext:value-type="float">
            <text:p>13,073154</text:p>
          </table:table-cell>
          <table:table-cell office:value-type="float" office:value="9.98418" calcext:value-type="float">
            <text:p>9,98418</text:p>
          </table:table-cell>
          <table:table-cell office:value-type="float" office:value="16.176173" calcext:value-type="float">
            <text:p>16,176173</text:p>
          </table:table-cell>
          <table:table-cell office:value-type="float" office:value="17.413288" calcext:value-type="float">
            <text:p>17,413288</text:p>
          </table:table-cell>
          <table:table-cell office:value-type="float" office:value="16.19573" calcext:value-type="float">
            <text:p>16,19573</text:p>
          </table:table-cell>
          <table:table-cell/>
        </table:table-row>
        <table:table-row table:style-name="ro1">
          <table:table-cell/>
          <table:table-cell office:value-type="float" office:value="13.102964" calcext:value-type="float">
            <text:p>13,102964</text:p>
          </table:table-cell>
          <table:table-cell office:value-type="float" office:value="10.327001" calcext:value-type="float">
            <text:p>10,327001</text:p>
          </table:table-cell>
          <table:table-cell office:value-type="float" office:value="16.396615" calcext:value-type="float">
            <text:p>16,396615</text:p>
          </table:table-cell>
          <table:table-cell office:value-type="float" office:value="17.453086" calcext:value-type="float">
            <text:p>17,453086</text:p>
          </table:table-cell>
          <table:table-cell office:value-type="float" office:value="16.194772" calcext:value-type="float">
            <text:p>16,194772</text:p>
          </table:table-cell>
          <table:table-cell/>
        </table:table-row>
        <table:table-row table:style-name="ro1">
          <table:table-cell/>
          <table:table-cell office:value-type="float" office:value="13.186136" calcext:value-type="float">
            <text:p>13,186136</text:p>
          </table:table-cell>
          <table:table-cell office:value-type="float" office:value="10.311666" calcext:value-type="float">
            <text:p>10,311666</text:p>
          </table:table-cell>
          <table:table-cell office:value-type="float" office:value="16.430707" calcext:value-type="float">
            <text:p>16,430707</text:p>
          </table:table-cell>
          <table:table-cell office:value-type="float" office:value="17.251106" calcext:value-type="float">
            <text:p>17,251106</text:p>
          </table:table-cell>
          <table:table-cell office:value-type="float" office:value="16.398931" calcext:value-type="float">
            <text:p>16,398931</text:p>
          </table:table-cell>
          <table:table-cell/>
        </table:table-row>
        <table:table-row table:style-name="ro1">
          <table:table-cell/>
          <table:table-cell office:value-type="float" office:value="13.325604" calcext:value-type="float">
            <text:p>13,325604</text:p>
          </table:table-cell>
          <table:table-cell office:value-type="float" office:value="10.265943" calcext:value-type="float">
            <text:p>10,265943</text:p>
          </table:table-cell>
          <table:table-cell office:value-type="float" office:value="16.094741" calcext:value-type="float">
            <text:p>16,094741</text:p>
          </table:table-cell>
          <table:table-cell office:value-type="float" office:value="17.175811" calcext:value-type="float">
            <text:p>17,175811</text:p>
          </table:table-cell>
          <table:table-cell office:value-type="float" office:value="16.349794" calcext:value-type="float">
            <text:p>16,349794</text:p>
          </table:table-cell>
          <table:table-cell/>
        </table:table-row>
        <table:table-row table:style-name="ro1">
          <table:table-cell/>
          <table:table-cell office:value-type="float" office:value="13.356085" calcext:value-type="float">
            <text:p>13,356085</text:p>
          </table:table-cell>
          <table:table-cell office:value-type="float" office:value="10.454798" calcext:value-type="float">
            <text:p>10,454798</text:p>
          </table:table-cell>
          <table:table-cell office:value-type="float" office:value="16.34881" calcext:value-type="float">
            <text:p>16,34881</text:p>
          </table:table-cell>
          <table:table-cell office:value-type="float" office:value="17.08451" calcext:value-type="float">
            <text:p>17,08451</text:p>
          </table:table-cell>
          <table:table-cell office:value-type="float" office:value="16.060586" calcext:value-type="float">
            <text:p>16,060586</text:p>
          </table:table-cell>
          <table:table-cell/>
        </table:table-row>
        <table:table-row table:style-name="ro1">
          <table:table-cell/>
          <table:table-cell office:value-type="float" office:value="13.334586" calcext:value-type="float">
            <text:p>13,334586</text:p>
          </table:table-cell>
          <table:table-cell office:value-type="float" office:value="10.308418" calcext:value-type="float">
            <text:p>10,308418</text:p>
          </table:table-cell>
          <table:table-cell office:value-type="float" office:value="16.175756" calcext:value-type="float">
            <text:p>16,175756</text:p>
          </table:table-cell>
          <table:table-cell office:value-type="float" office:value="17.257615" calcext:value-type="float">
            <text:p>17,257615</text:p>
          </table:table-cell>
          <table:table-cell office:value-type="float" office:value="16.1665" calcext:value-type="float">
            <text:p>16,1665</text:p>
          </table:table-cell>
          <table:table-cell/>
        </table:table-row>
        <table:table-row table:style-name="ro1">
          <table:table-cell/>
          <table:table-cell office:value-type="float" office:value="13.357316" calcext:value-type="float">
            <text:p>13,357316</text:p>
          </table:table-cell>
          <table:table-cell office:value-type="float" office:value="10.458362" calcext:value-type="float">
            <text:p>10,458362</text:p>
          </table:table-cell>
          <table:table-cell office:value-type="float" office:value="16.235353" calcext:value-type="float">
            <text:p>16,235353</text:p>
          </table:table-cell>
          <table:table-cell office:value-type="float" office:value="17.088419" calcext:value-type="float">
            <text:p>17,088419</text:p>
          </table:table-cell>
          <table:table-cell office:value-type="float" office:value="16.194354" calcext:value-type="float">
            <text:p>16,194354</text:p>
          </table:table-cell>
          <table:table-cell/>
        </table:table-row>
        <table:table-row table:style-name="ro1">
          <table:table-cell/>
          <table:table-cell office:value-type="float" office:value="13.357634" calcext:value-type="float">
            <text:p>13,357634</text:p>
          </table:table-cell>
          <table:table-cell office:value-type="float" office:value="10.106571" calcext:value-type="float">
            <text:p>10,106571</text:p>
          </table:table-cell>
          <table:table-cell office:value-type="float" office:value="16.024673" calcext:value-type="float">
            <text:p>16,024673</text:p>
          </table:table-cell>
          <table:table-cell office:value-type="float" office:value="17.412164" calcext:value-type="float">
            <text:p>17,412164</text:p>
          </table:table-cell>
          <table:table-cell office:value-type="float" office:value="16.041685" calcext:value-type="float">
            <text:p>16,041685</text:p>
          </table:table-cell>
          <table:table-cell/>
        </table:table-row>
        <table:table-row table:style-name="ro1">
          <table:table-cell/>
          <table:table-cell office:value-type="float" office:value="13.281303" calcext:value-type="float">
            <text:p>13,281303</text:p>
          </table:table-cell>
          <table:table-cell office:value-type="float" office:value="10.307512" calcext:value-type="float">
            <text:p>10,307512</text:p>
          </table:table-cell>
          <table:table-cell office:value-type="float" office:value="16.439683" calcext:value-type="float">
            <text:p>16,439683</text:p>
          </table:table-cell>
          <table:table-cell office:value-type="float" office:value="17.387654" calcext:value-type="float">
            <text:p>17,387654</text:p>
          </table:table-cell>
          <table:table-cell office:value-type="float" office:value="16.081412" calcext:value-type="float">
            <text:p>16,081412</text:p>
          </table:table-cell>
          <table:table-cell/>
        </table:table-row>
        <table:table-row table:style-name="ro1">
          <table:table-cell/>
          <table:table-cell office:value-type="float" office:value="13.052677" calcext:value-type="float">
            <text:p>13,052677</text:p>
          </table:table-cell>
          <table:table-cell office:value-type="float" office:value="10.177316" calcext:value-type="float">
            <text:p>10,177316</text:p>
          </table:table-cell>
          <table:table-cell office:value-type="float" office:value="15.990624" calcext:value-type="float">
            <text:p>15,990624</text:p>
          </table:table-cell>
          <table:table-cell office:value-type="float" office:value="17.184764" calcext:value-type="float">
            <text:p>17,184764</text:p>
          </table:table-cell>
          <table:table-cell office:value-type="float" office:value="16.395303" calcext:value-type="float">
            <text:p>16,395303</text:p>
          </table:table-cell>
          <table:table-cell/>
        </table:table-row>
        <table:table-row table:style-name="ro1">
          <table:table-cell/>
          <table:table-cell office:value-type="float" office:value="13.107646" calcext:value-type="float">
            <text:p>13,107646</text:p>
          </table:table-cell>
          <table:table-cell office:value-type="float" office:value="10.136975" calcext:value-type="float">
            <text:p>10,136975</text:p>
          </table:table-cell>
          <table:table-cell office:value-type="float" office:value="16.131694" calcext:value-type="float">
            <text:p>16,131694</text:p>
          </table:table-cell>
          <table:table-cell office:value-type="float" office:value="17.461087" calcext:value-type="float">
            <text:p>17,461087</text:p>
          </table:table-cell>
          <table:table-cell office:value-type="float" office:value="16.228104" calcext:value-type="float">
            <text:p>16,228104</text:p>
          </table:table-cell>
          <table:table-cell/>
        </table:table-row>
        <table:table-row table:style-name="ro1">
          <table:table-cell/>
          <table:table-cell office:value-type="float" office:value="12.986105" calcext:value-type="float">
            <text:p>12,986105</text:p>
          </table:table-cell>
          <table:table-cell office:value-type="float" office:value="10.343994" calcext:value-type="float">
            <text:p>10,343994</text:p>
          </table:table-cell>
          <table:table-cell office:value-type="float" office:value="16.178672" calcext:value-type="float">
            <text:p>16,178672</text:p>
          </table:table-cell>
          <table:table-cell office:value-type="float" office:value="17.010383" calcext:value-type="float">
            <text:p>17,010383</text:p>
          </table:table-cell>
          <table:table-cell office:value-type="float" office:value="16.266222" calcext:value-type="float">
            <text:p>16,266222</text:p>
          </table:table-cell>
          <table:table-cell/>
        </table:table-row>
        <table:table-row table:style-name="ro1">
          <table:table-cell/>
          <table:table-cell office:value-type="float" office:value="13.103844" calcext:value-type="float">
            <text:p>13,103844</text:p>
          </table:table-cell>
          <table:table-cell office:value-type="float" office:value="10.427201" calcext:value-type="float">
            <text:p>10,427201</text:p>
          </table:table-cell>
          <table:table-cell office:value-type="float" office:value="16.428728" calcext:value-type="float">
            <text:p>16,428728</text:p>
          </table:table-cell>
          <table:table-cell office:value-type="float" office:value="17.365347" calcext:value-type="float">
            <text:p>17,365347</text:p>
          </table:table-cell>
          <table:table-cell office:value-type="float" office:value="16.216666" calcext:value-type="float">
            <text:p>16,216666</text:p>
          </table:table-cell>
          <table:table-cell/>
        </table:table-row>
        <table:table-row table:style-name="ro1">
          <table:table-cell/>
          <table:table-cell office:value-type="float" office:value="13.053914" calcext:value-type="float">
            <text:p>13,053914</text:p>
          </table:table-cell>
          <table:table-cell office:value-type="float" office:value="10.37527" calcext:value-type="float">
            <text:p>10,37527</text:p>
          </table:table-cell>
          <table:table-cell office:value-type="float" office:value="16.277997" calcext:value-type="float">
            <text:p>16,277997</text:p>
          </table:table-cell>
          <table:table-cell office:value-type="float" office:value="17.123393" calcext:value-type="float">
            <text:p>17,123393</text:p>
          </table:table-cell>
          <table:table-cell office:value-type="float" office:value="16.247844" calcext:value-type="float">
            <text:p>16,247844</text:p>
          </table:table-cell>
          <table:table-cell/>
        </table:table-row>
        <table:table-row table:style-name="ro1">
          <table:table-cell/>
          <table:table-cell office:value-type="float" office:value="13.184151" calcext:value-type="float">
            <text:p>13,184151</text:p>
          </table:table-cell>
          <table:table-cell office:value-type="float" office:value="10.27681" calcext:value-type="float">
            <text:p>10,27681</text:p>
          </table:table-cell>
          <table:table-cell office:value-type="float" office:value="16.364468" calcext:value-type="float">
            <text:p>16,364468</text:p>
          </table:table-cell>
          <table:table-cell office:value-type="float" office:value="17.142209" calcext:value-type="float">
            <text:p>17,142209</text:p>
          </table:table-cell>
          <table:table-cell office:value-type="float" office:value="16.307069" calcext:value-type="float">
            <text:p>16,307069</text:p>
          </table:table-cell>
          <table:table-cell/>
        </table:table-row>
        <table:table-row table:style-name="ro1">
          <table:table-cell/>
          <table:table-cell office:value-type="float" office:value="13.06942" calcext:value-type="float">
            <text:p>13,06942</text:p>
          </table:table-cell>
          <table:table-cell office:value-type="float" office:value="10.33922" calcext:value-type="float">
            <text:p>10,33922</text:p>
          </table:table-cell>
          <table:table-cell office:value-type="float" office:value="16.09265" calcext:value-type="float">
            <text:p>16,09265</text:p>
          </table:table-cell>
          <table:table-cell office:value-type="float" office:value="17.276302" calcext:value-type="float">
            <text:p>17,276302</text:p>
          </table:table-cell>
          <table:table-cell office:value-type="float" office:value="16.117661" calcext:value-type="float">
            <text:p>16,117661</text:p>
          </table:table-cell>
          <table:table-cell/>
        </table:table-row>
        <table:table-row table:style-name="ro1">
          <table:table-cell/>
          <table:table-cell office:value-type="float" office:value="13.202423" calcext:value-type="float">
            <text:p>13,202423</text:p>
          </table:table-cell>
          <table:table-cell office:value-type="float" office:value="10.257667" calcext:value-type="float">
            <text:p>10,257667</text:p>
          </table:table-cell>
          <table:table-cell office:value-type="float" office:value="16.232582" calcext:value-type="float">
            <text:p>16,232582</text:p>
          </table:table-cell>
          <table:table-cell office:value-type="float" office:value="17.416615" calcext:value-type="float">
            <text:p>17,416615</text:p>
          </table:table-cell>
          <table:table-cell office:value-type="float" office:value="16.016393" calcext:value-type="float">
            <text:p>16,016393</text:p>
          </table:table-cell>
          <table:table-cell/>
        </table:table-row>
        <table:table-row table:style-name="ro1">
          <table:table-cell/>
          <table:table-cell office:value-type="float" office:value="13.457941" calcext:value-type="float">
            <text:p>13,457941</text:p>
          </table:table-cell>
          <table:table-cell office:value-type="float" office:value="10.411921" calcext:value-type="float">
            <text:p>10,411921</text:p>
          </table:table-cell>
          <table:table-cell office:value-type="float" office:value="16.045993" calcext:value-type="float">
            <text:p>16,045993</text:p>
          </table:table-cell>
          <table:table-cell office:value-type="float" office:value="17.390508" calcext:value-type="float">
            <text:p>17,390508</text:p>
          </table:table-cell>
          <table:table-cell office:value-type="float" office:value="16.008388" calcext:value-type="float">
            <text:p>16,008388</text:p>
          </table:table-cell>
          <table:table-cell/>
        </table:table-row>
        <table:table-row table:style-name="ro1">
          <table:table-cell/>
          <table:table-cell office:value-type="float" office:value="13.339243" calcext:value-type="float">
            <text:p>13,339243</text:p>
          </table:table-cell>
          <table:table-cell office:value-type="float" office:value="10.45035" calcext:value-type="float">
            <text:p>10,45035</text:p>
          </table:table-cell>
          <table:table-cell office:value-type="float" office:value="16.134281" calcext:value-type="float">
            <text:p>16,134281</text:p>
          </table:table-cell>
          <table:table-cell office:value-type="float" office:value="16.99439" calcext:value-type="float">
            <text:p>16,99439</text:p>
          </table:table-cell>
          <table:table-cell office:value-type="float" office:value="16.355041" calcext:value-type="float">
            <text:p>16,355041</text:p>
          </table:table-cell>
          <table:table-cell/>
        </table:table-row>
        <table:table-row table:style-name="ro1">
          <table:table-cell/>
          <table:table-cell office:value-type="float" office:value="13.40971" calcext:value-type="float">
            <text:p>13,40971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6.157036" calcext:value-type="float">
            <text:p>16,157036</text:p>
          </table:table-cell>
          <table:table-cell office:value-type="float" office:value="17.167076" calcext:value-type="float">
            <text:p>17,167076</text:p>
          </table:table-cell>
          <table:table-cell office:value-type="float" office:value="16.398395" calcext:value-type="float">
            <text:p>16,398395</text:p>
          </table:table-cell>
          <table:table-cell/>
        </table:table-row>
        <table:table-row table:style-name="ro1">
          <table:table-cell/>
          <table:table-cell office:value-type="float" office:value="13.017122" calcext:value-type="float">
            <text:p>13,017122</text:p>
          </table:table-cell>
          <table:table-cell office:value-type="float" office:value="10.343125" calcext:value-type="float">
            <text:p>10,343125</text:p>
          </table:table-cell>
          <table:table-cell office:value-type="float" office:value="16.280095" calcext:value-type="float">
            <text:p>16,280095</text:p>
          </table:table-cell>
          <table:table-cell office:value-type="float" office:value="17.458309" calcext:value-type="float">
            <text:p>17,458309</text:p>
          </table:table-cell>
          <table:table-cell office:value-type="float" office:value="16.044137" calcext:value-type="float">
            <text:p>16,044137</text:p>
          </table:table-cell>
          <table:table-cell/>
        </table:table-row>
        <table:table-row table:style-name="ro1">
          <table:table-cell/>
          <table:table-cell office:value-type="float" office:value="13.036332" calcext:value-type="float">
            <text:p>13,036332</text:p>
          </table:table-cell>
          <table:table-cell office:value-type="float" office:value="10.0604" calcext:value-type="float">
            <text:p>10,0604</text:p>
          </table:table-cell>
          <table:table-cell office:value-type="float" office:value="16.152497" calcext:value-type="float">
            <text:p>16,152497</text:p>
          </table:table-cell>
          <table:table-cell office:value-type="float" office:value="17.175254" calcext:value-type="float">
            <text:p>17,175254</text:p>
          </table:table-cell>
          <table:table-cell office:value-type="float" office:value="16.326191" calcext:value-type="float">
            <text:p>16,326191</text:p>
          </table:table-cell>
          <table:table-cell/>
        </table:table-row>
        <table:table-row table:style-name="ro1">
          <table:table-cell/>
          <table:table-cell office:value-type="float" office:value="13.293825" calcext:value-type="float">
            <text:p>13,293825</text:p>
          </table:table-cell>
          <table:table-cell office:value-type="float" office:value="10.406855" calcext:value-type="float">
            <text:p>10,406855</text:p>
          </table:table-cell>
          <table:table-cell office:value-type="float" office:value="16.359085" calcext:value-type="float">
            <text:p>16,359085</text:p>
          </table:table-cell>
          <table:table-cell office:value-type="float" office:value="17.292585" calcext:value-type="float">
            <text:p>17,292585</text:p>
          </table:table-cell>
          <table:table-cell office:value-type="float" office:value="16.216595" calcext:value-type="float">
            <text:p>16,216595</text:p>
          </table:table-cell>
          <table:table-cell/>
        </table:table-row>
        <table:table-row table:style-name="ro1">
          <table:table-cell/>
          <table:table-cell office:value-type="float" office:value="13.151059" calcext:value-type="float">
            <text:p>13,151059</text:p>
          </table:table-cell>
          <table:table-cell office:value-type="float" office:value="10.403418" calcext:value-type="float">
            <text:p>10,403418</text:p>
          </table:table-cell>
          <table:table-cell office:value-type="float" office:value="15.996713" calcext:value-type="float">
            <text:p>15,996713</text:p>
          </table:table-cell>
          <table:table-cell office:value-type="float" office:value="17.076198" calcext:value-type="float">
            <text:p>17,076198</text:p>
          </table:table-cell>
          <table:table-cell office:value-type="float" office:value="16.358529" calcext:value-type="float">
            <text:p>16,358529</text:p>
          </table:table-cell>
          <table:table-cell/>
        </table:table-row>
        <table:table-row table:style-name="ro1">
          <table:table-cell/>
          <table:table-cell office:value-type="float" office:value="13.338599" calcext:value-type="float">
            <text:p>13,338599</text:p>
          </table:table-cell>
          <table:table-cell office:value-type="float" office:value="10.289654" calcext:value-type="float">
            <text:p>10,289654</text:p>
          </table:table-cell>
          <table:table-cell office:value-type="float" office:value="16.312051" calcext:value-type="float">
            <text:p>16,312051</text:p>
          </table:table-cell>
          <table:table-cell office:value-type="float" office:value="17.233616" calcext:value-type="float">
            <text:p>17,233616</text:p>
          </table:table-cell>
          <table:table-cell office:value-type="float" office:value="16.426094" calcext:value-type="float">
            <text:p>16,426094</text:p>
          </table:table-cell>
          <table:table-cell/>
        </table:table-row>
        <table:table-row table:style-name="ro1">
          <table:table-cell/>
          <table:table-cell office:value-type="float" office:value="13.119865" calcext:value-type="float">
            <text:p>13,119865</text:p>
          </table:table-cell>
          <table:table-cell office:value-type="float" office:value="10.037457" calcext:value-type="float">
            <text:p>10,037457</text:p>
          </table:table-cell>
          <table:table-cell office:value-type="float" office:value="16.114866" calcext:value-type="float">
            <text:p>16,114866</text:p>
          </table:table-cell>
          <table:table-cell office:value-type="float" office:value="17.171012" calcext:value-type="float">
            <text:p>17,171012</text:p>
          </table:table-cell>
          <table:table-cell office:value-type="float" office:value="16.027483" calcext:value-type="float">
            <text:p>16,027483</text:p>
          </table:table-cell>
          <table:table-cell/>
        </table:table-row>
        <table:table-row table:style-name="ro1">
          <table:table-cell/>
          <table:table-cell office:value-type="float" office:value="13.124103" calcext:value-type="float">
            <text:p>13,124103</text:p>
          </table:table-cell>
          <table:table-cell office:value-type="float" office:value="10.262274" calcext:value-type="float">
            <text:p>10,262274</text:p>
          </table:table-cell>
          <table:table-cell office:value-type="float" office:value="16.224649" calcext:value-type="float">
            <text:p>16,224649</text:p>
          </table:table-cell>
          <table:table-cell office:value-type="float" office:value="17.214003" calcext:value-type="float">
            <text:p>17,214003</text:p>
          </table:table-cell>
          <table:table-cell office:value-type="float" office:value="16.344971" calcext:value-type="float">
            <text:p>16,344971</text:p>
          </table:table-cell>
          <table:table-cell/>
        </table:table-row>
        <table:table-row table:style-name="ro1">
          <table:table-cell/>
          <table:table-cell office:value-type="float" office:value="13.384983" calcext:value-type="float">
            <text:p>13,384983</text:p>
          </table:table-cell>
          <table:table-cell office:value-type="float" office:value="10.034556" calcext:value-type="float">
            <text:p>10,034556</text:p>
          </table:table-cell>
          <table:table-cell office:value-type="float" office:value="16.453969" calcext:value-type="float">
            <text:p>16,453969</text:p>
          </table:table-cell>
          <table:table-cell office:value-type="float" office:value="17.293652" calcext:value-type="float">
            <text:p>17,293652</text:p>
          </table:table-cell>
          <table:table-cell office:value-type="float" office:value="16.366513" calcext:value-type="float">
            <text:p>16,366513</text:p>
          </table:table-cell>
          <table:table-cell/>
        </table:table-row>
        <table:table-row table:style-name="ro1">
          <table:table-cell/>
          <table:table-cell office:value-type="float" office:value="13.459018" calcext:value-type="float">
            <text:p>13,459018</text:p>
          </table:table-cell>
          <table:table-cell office:value-type="float" office:value="10.295587" calcext:value-type="float">
            <text:p>10,295587</text:p>
          </table:table-cell>
          <table:table-cell office:value-type="float" office:value="16.311188" calcext:value-type="float">
            <text:p>16,311188</text:p>
          </table:table-cell>
          <table:table-cell office:value-type="float" office:value="17.049284" calcext:value-type="float">
            <text:p>17,049284</text:p>
          </table:table-cell>
          <table:table-cell office:value-type="float" office:value="16.1737" calcext:value-type="float">
            <text:p>16,1737</text:p>
          </table:table-cell>
          <table:table-cell/>
        </table:table-row>
        <table:table-row table:style-name="ro1">
          <table:table-cell/>
          <table:table-cell office:value-type="float" office:value="13.32164" calcext:value-type="float">
            <text:p>13,32164</text:p>
          </table:table-cell>
          <table:table-cell office:value-type="float" office:value="10.39844" calcext:value-type="float">
            <text:p>10,39844</text:p>
          </table:table-cell>
          <table:table-cell office:value-type="float" office:value="16.461637" calcext:value-type="float">
            <text:p>16,461637</text:p>
          </table:table-cell>
          <table:table-cell office:value-type="float" office:value="16.997264" calcext:value-type="float">
            <text:p>16,997264</text:p>
          </table:table-cell>
          <table:table-cell office:value-type="float" office:value="16.33897" calcext:value-type="float">
            <text:p>16,33897</text:p>
          </table:table-cell>
          <table:table-cell/>
        </table:table-row>
        <table:table-row table:style-name="ro1">
          <table:table-cell/>
          <table:table-cell office:value-type="float" office:value="13.050391" calcext:value-type="float">
            <text:p>13,050391</text:p>
          </table:table-cell>
          <table:table-cell office:value-type="float" office:value="10.101213" calcext:value-type="float">
            <text:p>10,101213</text:p>
          </table:table-cell>
          <table:table-cell office:value-type="float" office:value="16.357373" calcext:value-type="float">
            <text:p>16,357373</text:p>
          </table:table-cell>
          <table:table-cell office:value-type="float" office:value="17.453062" calcext:value-type="float">
            <text:p>17,453062</text:p>
          </table:table-cell>
          <table:table-cell office:value-type="float" office:value="16.356654" calcext:value-type="float">
            <text:p>16,356654</text:p>
          </table:table-cell>
          <table:table-cell/>
        </table:table-row>
        <table:table-row table:style-name="ro1">
          <table:table-cell/>
          <table:table-cell office:value-type="float" office:value="13.240679" calcext:value-type="float">
            <text:p>13,240679</text:p>
          </table:table-cell>
          <table:table-cell office:value-type="float" office:value="10.016711" calcext:value-type="float">
            <text:p>10,016711</text:p>
          </table:table-cell>
          <table:table-cell office:value-type="float" office:value="16.288386" calcext:value-type="float">
            <text:p>16,288386</text:p>
          </table:table-cell>
          <table:table-cell office:value-type="float" office:value="17.321453" calcext:value-type="float">
            <text:p>17,321453</text:p>
          </table:table-cell>
          <table:table-cell office:value-type="float" office:value="16.310095" calcext:value-type="float">
            <text:p>16,310095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1" table:formula="of:=AVERAGE([.B110:.B209])" office:value-type="float" office:value="13.21406857" calcext:value-type="float">
            <text:p>13,21406857</text:p>
          </table:table-cell>
          <table:table-cell table:style-name="ce1" table:formula="of:=AVERAGE([.C110:.C209])" office:value-type="float" office:value="10.23226234" calcext:value-type="float">
            <text:p>10,23226234</text:p>
          </table:table-cell>
          <table:table-cell table:style-name="ce1" table:formula="of:=AVERAGE([.D110:.D209])" office:value-type="float" office:value="16.2205693" calcext:value-type="float">
            <text:p>16,2205693</text:p>
          </table:table-cell>
          <table:table-cell table:style-name="ce1" table:formula="of:=AVERAGE([.E110:.E209])" office:value-type="float" office:value="17.20391386" calcext:value-type="float">
            <text:p>17,20391386</text:p>
          </table:table-cell>
          <table:table-cell table:style-name="ce1" table:formula="of:=AVERAGE([.F110:.F209])" office:value-type="float" office:value="16.21413651" calcext:value-type="float">
            <text:p>16,21413651</text:p>
          </table:table-cell>
          <table:table-cell/>
        </table:table-row>
        <table:table-row table:style-name="ro1">
          <table:table-cell table:style-name="ce2" office:value-type="string" calcext:value-type="string">
            <text:p>STD_DEV</text:p>
          </table:table-cell>
          <table:table-cell table:style-name="ce1" table:formula="of:=STDEV([.B110:.B209])" office:value-type="float" office:value="0.137327906526219" calcext:value-type="float">
            <text:p>0,137327906526219</text:p>
          </table:table-cell>
          <table:table-cell table:style-name="ce1" table:formula="of:=STDEV([.C110:.C209])" office:value-type="float" office:value="0.135975964137177" calcext:value-type="float">
            <text:p>0,135975964137177</text:p>
          </table:table-cell>
          <table:table-cell table:style-name="ce1" table:formula="of:=STDEV([.D110:.D209])" office:value-type="float" office:value="0.139730512937829" calcext:value-type="float">
            <text:p>0,139730512937829</text:p>
          </table:table-cell>
          <table:table-cell table:style-name="ce1" table:formula="of:=STDEV([.E110:.E209])" office:value-type="float" office:value="0.143209824729066" calcext:value-type="float">
            <text:p>0,143209824729066</text:p>
          </table:table-cell>
          <table:table-cell table:style-name="ce1" table:formula="of:=STDEV([.F110:.F209])" office:value-type="float" office:value="0.135407019795388" calcext:value-type="float">
            <text:p>0,1354070197953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0:37:24.541798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1:17:49.091040020</meta:creation-date>
    <dc:date>2019-10-31T20:39:32.158772907</dc:date>
    <meta:editing-duration>PT2H53M44S</meta:editing-duration>
    <meta:editing-cycles>19</meta:editing-cycles>
    <meta:generator>LibreOffice/6.0.7.3$Linux_X86_64 LibreOffice_project/00m0$Build-3</meta:generator>
    <meta:document-statistic meta:table-count="1" meta:cell-count="1132" meta:object-count="0"/>
  </office:meta>
</office:document-meta>
</file>